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DejaVu LGC Sans Mono" svg:font-family="'DejaVu LGC Sans Mono'"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DejaVu LGC Sans" svg:font-family="'DejaVu LGC Sans'" style:font-family-generic="swiss" style:font-pitch="variable"/>
  </office:font-face-decls>
  <office:automatic-styles>
    <style:style style:name="Table1" style:family="table">
      <style:table-properties style:width="5.7674in" table:align="margins"/>
    </style:style>
    <style:style style:name="Table1.A" style:family="table-column">
      <style:table-column-properties style:column-width="1.2021in" style:rel-column-width="13661*"/>
    </style:style>
    <style:style style:name="Table1.B" style:family="table-column">
      <style:table-column-properties style:column-width="1.6181in" style:rel-column-width="18388*"/>
    </style:style>
    <style:style style:name="Table1.C" style:family="table-column">
      <style:table-column-properties style:column-width="2.9472in" style:rel-column-width="3348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16" style:family="table-row">
      <style:table-row-properties style:min-row-height="0.7493in"/>
    </style:style>
    <style:style style:name="P1" style:family="paragraph" style:parent-style-name="Document_20_Title" style:master-page-name="Standard"/>
    <style:style style:name="P2" style:family="paragraph" style:parent-style-name="Endnote">
      <style:paragraph-properties fo:margin-left="0in" fo:margin-right="0in" fo:text-indent="0in" style:auto-text-indent="false"/>
    </style:style>
    <style:style style:name="P3" style:family="paragraph" style:parent-style-name="Contents_20_1">
      <style:paragraph-properties>
        <style:tab-stops>
          <style:tab-stop style:position="5.7673in" style:type="right" style:leader-style="dotted" style:leader-text="."/>
        </style:tab-stops>
      </style:paragraph-properties>
    </style:style>
    <style:style style:name="P4" style:family="paragraph" style:parent-style-name="Contents_20_2">
      <style:paragraph-properties>
        <style:tab-stops>
          <style:tab-stop style:position="5.5709in" style:type="right" style:leader-style="dotted" style:leader-text="."/>
        </style:tab-stops>
      </style:paragraph-properties>
    </style:style>
    <style:style style:name="P5" style:family="paragraph" style:parent-style-name="Heading_20_2">
      <style:paragraph-properties fo:margin-left="0in" fo:margin-right="0in" fo:text-indent="0in" style:auto-text-indent="false"/>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style="normal" fo:font-weight="normal" style:font-style-asian="normal" style:font-weight-asian="normal" style:font-style-complex="normal" style:font-weight-complex="normal"/>
    </style:style>
    <style:style style:name="P8" style:family="paragraph" style:parent-style-name="Standard" style:list-style-name="List_20_1"/>
    <style:style style:name="P9" style:family="paragraph" style:parent-style-name="List_20_2_20_Start" style:list-style-name="List_20_1"/>
    <style:style style:name="P10" style:family="paragraph" style:parent-style-name="Standard" style:list-style-name="List_20_1">
      <style:paragraph-properties fo:margin-left="0in" fo:margin-right="0in" fo:text-indent="0in" style:auto-text-indent="false"/>
    </style:style>
    <style:style style:name="P11" style:family="paragraph" style:parent-style-name="Standard">
      <style:paragraph-properties fo:margin-left="0.5in" fo:margin-right="0in" fo:text-indent="-0.0071in" style:auto-text-indent="false">
        <style:tab-stops>
          <style:tab-stop style:position="-0.0071in"/>
        </style:tab-stops>
      </style:paragraph-properties>
    </style:style>
    <style:style style:name="T1" style:family="text" style:parent-style-name="User_20_Entry">
      <style:text-properties fo:font-size="9pt" style:font-size-asian="9pt" style:font-size-complex="9pt"/>
    </style:style>
    <style:style style:name="T2" style:family="text">
      <style:text-properties style:font-name="DejaVu LGC Sans" style:font-name-asian="DejaVu LGC Sans" style:font-name-complex="DejaVu LGC Sans"/>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Schema Representation of JMdict</text:p>
      <text:p text:style-name="Standard">This note describes how JMdict data[<text:note text:id="ftn1" text:note-class="endnote"><text:note-citation>1</text:note-citation><text:note-body><text:p text:style-name="P2"><text:a xlink:type="simple" xlink:href="http://www.jb.something/"><text:s/>http://www.csse.monash.edu.au/~jwb/edict_doc.html</text:a></text:p></text:note-body></text:note>] is represented in the database developed for the JMdictDB project[<text:note text:id="ftn2" text:note-class="endnote"><text:note-citation>2</text:note-citation><text:note-body><text:p text:style-name="Endnote"><text:a xlink:type="simple" xlink:href="http://www.edrdg.org/~smg/">http://www.edrdg.org/~smg/</text:a></text:p></text:note-body></text:note>]. It assumes you understand the how the JMdict data is represented in the JMdict XML file[<text:note text:id="ftn3" text:note-class="endnote"><text:note-citation>3</text:note-citation><text:note-body><text:p text:style-name="Endnote">The JMdict file is available in two forms: an English-only gloss version (<text:a xlink:type="simple" xlink:href="ftp://ftp.cc.monash.edu.au/pub/nihongo/JMdict_e.gz">ftp://ftp.cc.monash.edu.au/pub/nihongo/JMdict_e.gz</text:a>), and a multi-lingual gloss version (<text:a xlink:type="simple" xlink:href="ftp://ftp.cc.monash.edu.au/pub/nihongo/JMdict.gz">ftp://ftp.cc.monash.edu.au/pub/nihongo/JMdict.gz</text:a> ) that is a superset of the English-only version. <text:s/>The JMdict database schema and tools support both versions. <text:s/>However, the non-English glosses in the multi-lingual version were merged in from other non-JMdict project files and the integration leaves something to be desired so most of the JMdictDB development work uses the English-only version.</text:p></text:note-body></text:note>] and the basics of relational database design.</text:p>
      <text:p text:style-name="Standard">Source code to create, load, and access a JMdict database is available at the JMdictDB project website[<text:note text:id="ftn4" text:note-class="endnote"><text:note-citation>4</text:note-citation><text:note-body><text:p text:style-name="Endnote"><text:a xlink:type="simple" xlink:href="http://www.edrdg.org/~smg/">http://www.edrdg.org/~smg/</text:a>. <text:s/>The JMdictDB source code licensed under the GPL and is available for download at this URL.</text:p></text:note-body></text:note>]. <text:s/>The current implementation uses Postgresql[<text:note text:id="ftn5" text:note-class="endnote"><text:note-citation>5</text:note-citation><text:note-body><text:p text:style-name="Endnote"><text:a xlink:type="simple" xlink:href="http://www.edrdg.org/~smg/">http://www.postgresql.org/</text:a></text:p></text:note-body></text:note>], but the schema design attempts to avoid dependence on features unique to Postgresql, so the schema should be implementable using other relational database products after adjusting the scripts' syntax to the appropriate flavor of SQL. </text:p>
      <text:p text:style-name="Standard">A relationship diagram of the database is available in the file schema.png[<text:note text:id="ftn6" text:note-class="endnote"><text:note-citation>6</text:note-citation><text:note-body><text:p text:style-name="Endnote">The schema.png file is distributed with the JMdictDB source code, or at <text:a xlink:type="simple" xlink:href="http://www.edrdg.org/~smg/">http://www.edrdg.org/~smg/jmdict/schema.png</text:a></text:p></text:note-body></text:note>].</text:p>
      <text:p text:style-name="Standard">The scripts that create the database (and are thus the ultimate authority regarding the schema) are available in the source code distribution in directory pg/. <text:s text:c="2"/>The tables described in this document are created in mktables.sql. <text:s/>Foreign keys are defined in mkfk.sql, and indexes in mkindex.sql. <text:s/>The JMdict database also includes a number of views, functions, and other database objects that are not discussed in this paper but are defined in mkviews.sql.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1. Overview<text:tab/>2</text:p>
          <text:p text:style-name="P4">1.1.Parent/Child Tables and Primary/Foreign keys.<text:tab/>2</text:p>
          <text:p text:style-name="P4">1.2.Keyword Tables<text:tab/>4</text:p>
          <text:p text:style-name="P4">1.3.Keyword Lists<text:tab/>4</text:p>
          <text:p text:style-name="P4">1.4.Restrictions: restr, stagr, stagk<text:tab/>5</text:p>
          <text:p text:style-name="P4">1.5.ke_pri, re_pri Generalization<text:tab/>5</text:p>
          <text:p text:style-name="P4">1.6.Cross-references<text:tab/>6</text:p>
          <text:p text:style-name="P4">1.7.XML Round-tripping<text:tab/>6</text:p>
          <text:p text:style-name="P3">2. An Example Entry<text:tab/>8</text:p>
          <text:p text:style-name="P3">3.Using SQL<text:tab/>12</text:p>
          <text:p text:style-name="P4">3.1.Retrieving an Entry's Data<text:tab/>12</text:p>
          <text:p text:style-name="P4">3.2.Finding Entries<text:tab/>12</text:p>
          <text:p text:style-name="P4">3.3.Views<text:tab/>13</text:p>
          <text:p text:style-name="P3">4. Annotated Schema<text:tab/>14</text:p>
        </text:index-body>
      </text:table-of-content>
      <text:p text:style-name="Standard"/>
      <text:list text:style-name="Numbering_20_1">
        <text:list-item>
          <text:h text:style-name="Heading_20_1" text:outline-level="1"><text:s/>Overview</text:h>
        </text:list-item>
      </text:list>
      <text:p text:style-name="Standard">Roughly, each element type in the JMdict XML is modeled by a separate table in the database. <text:s/>The hierarchical structure of the XML is mirrored by the tables being linked in parent-child relationships using foreign keys in child tables that refer to the primary keys of parent tables. <text:s/>Table <text:span text:style-name="tblname">entr</text:span> is at the top of the hierarchy and each row in <text:span text:style-name="tblname">entr</text:span> corresponds to an &lt;entry&gt; element in the JMdict XML. <text:s/></text:p>
      <text:p text:style-name="Standard">The correspondence of tables and JMdict XML elements is not absolute however; in some cases where no more than one sub-element is possible, the sub-element's information may be contained in a column of the table corresponding to the containing element. <text:s/>In some cases the JMdict XML semantics have been modified to better fit relational data semantics, or to allow more representational capabilities.</text:p>
      <text:list text:style-name="Numbering_20_1" text:continue-numbering="true">
        <text:list-item>
          <text:list text:continue-numbering="true">
            <text:list-item>
              <text:h text:style-name="P5" text:outline-level="2">Parent/Child Tables and Primary/Foreign keys.</text:h>
            </text:list-item>
          </text:list>
        </text:list-item>
      </text:list>
      <text:p text:style-name="Standard">Each JMdict entry is represented by a row in table <text:span text:style-name="tblname">entr</text:span> and each row has a integer field <text:span text:style-name="colname">id</text:span> containing an arbitrary but unique integer that identifies the row (and the entry). Each <text:span text:style-name="tblname">entr</text:span> row contains some information about its entry, but most of the entry's information (for example readings or senses) is in other tables connected to the <text:span text:style-name="tblname">entr</text:span> table by primary key / foreign key relationships.</text:p>
      <text:p text:style-name="Standard">Each of these "child" tables has a column <text:span text:style-name="colname">entr</text:span> that is a foreign key to the primary key column <text:span text:style-name="colname">id</text:span> in their parent table, <text:span text:style-name="tblname">entr</text:span> (abbreviated <text:span text:style-name="colname">entr.id</text:span>). <text:s/>It is primary key / foreign key relations like this that tie together all the information for a single entry even though that information is distributed over multiple tables. In addition, the child tables of <text:span text:style-name="tblname">entr</text:span> have another column, usually given the same name as the table itself, whose value is a small integer that serves to both disambiguate the child table's rows within the entry, and to order them. Thus, the table <text:span text:style-name="tblname">sens</text:span> has two columns, <text:span text:style-name="colname">entr</text:span>, and <text:span text:style-name="colname">sens</text:span>, and all rows representing senses of a given entry will have the same value in the <text:span text:style-name="colname">entr</text:span> field, and values like 1, 2, 3, etc, in the <text:span text:style-name="colname">sens</text:span> field. The <text:span text:style-name="colname">entr</text:span> and <text:span text:style-name="colname">sens</text:span> columns together form the primary key of the <text:span text:style-name="tblname">sens</text:span> table.</text:p>
      <text:p text:style-name="Standard">Some of the child tables in turn have their own child tables. The table <text:span text:style-name="tblname">gloss</text:span> is a child table of <text:span text:style-name="tblname">sens</text:span>. It has columns <text:span text:style-name="colname">entr</text:span> and <text:span text:style-name="colname">sens</text:span> which relate its rows to particular senses in table <text:span text:style-name="tblname">sens</text:span>, and a column <text:span text:style-name="colname">gloss</text:span> to disambiguate and order the glosses within each sense. The table's primary key consists of the columns <text:span text:style-name="colname">entr</text:span>, <text:span text:style-name="colname">sens</text:span>, <text:span text:style-name="colname">gloss</text:span>.</text:p>
      <text:p text:style-name="Standard">The <text:span text:style-name="colname">entr.</text:span><text:span text:style-name="colname"><text:span text:style-name="colname">i</text:span></text:span><text:span text:style-name="colname">d</text:span> numbers are used by the database to connect rows to related rows in other tables. <text:s/>They can change over time and will probably be different in different database instances, and thus should never be saved outside the database as row identifiers.</text:p>
      <text:p text:style-name="Standard">The following table shows the database tables as a hierarchy with parent-child relationships denoted by indentation of the table names:</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6">Database table name</text:p>
          </table:table-cell>
          <table:table-cell table:style-name="Table1.A1" office:value-type="string">
            <text:p text:style-name="P6">JMdict XML element</text:p>
          </table:table-cell>
          <table:table-cell table:style-name="Table1.C1" office:value-type="string">
            <text:p text:style-name="P6">Information</text:p>
          </table:table-cell>
        </table:table-row>
        <table:table-row>
          <table:table-cell table:style-name="Table1.A2" office:value-type="string">
            <text:p text:style-name="P6">entr</text:p>
          </table:table-cell>
          <table:table-cell table:style-name="Table1.A2" office:value-type="string">
            <text:p text:style-name="Table_20_Contents">&lt;entr&gt;</text:p>
          </table:table-cell>
          <table:table-cell table:style-name="Table1.C2" office:value-type="string">
            <text:p text:style-name="Table_20_Contents">Entries</text:p>
          </table:table-cell>
        </table:table-row>
        <table:table-row>
          <table:table-cell table:style-name="Table1.A2" office:value-type="string">
            <text:p text:style-name="P6">    hist</text:p>
          </table:table-cell>
          <table:table-cell table:style-name="Table1.A2" office:value-type="string">
            <text:p text:style-name="Table_20_Contents">&lt;audit&gt;</text:p>
          </table:table-cell>
          <table:table-cell table:style-name="Table1.C2" office:value-type="string">
            <text:p text:style-name="Table_20_Contents">Entry change history</text:p>
          </table:table-cell>
        </table:table-row>
        <table:table-row>
          <table:table-cell table:style-name="Table1.A2" office:value-type="string">
            <text:p text:style-name="P6">    dial</text:p>
          </table:table-cell>
          <table:table-cell table:style-name="Table1.A2" office:value-type="string">
            <text:p text:style-name="Table_20_Contents">&lt;dial&gt;</text:p>
          </table:table-cell>
          <table:table-cell table:style-name="Table1.C2" office:value-type="string">
            <text:p text:style-name="Table_20_Contents">Dialect(s)</text:p>
          </table:table-cell>
        </table:table-row>
        <table:table-row>
          <table:table-cell table:style-name="Table1.A2" office:value-type="string">
            <text:p text:style-name="P6">    lang</text:p>
          </table:table-cell>
          <table:table-cell table:style-name="Table1.A2" office:value-type="string">
            <text:p text:style-name="Table_20_Contents">&lt;klang&gt;</text:p>
          </table:table-cell>
          <table:table-cell table:style-name="Table1.C2" office:value-type="string">
            <text:p text:style-name="Table_20_Contents">Source language(s)</text:p>
          </table:table-cell>
        </table:table-row>
        <table:table-row>
          <table:table-cell table:style-name="Table1.A2" office:value-type="string">
            <text:p text:style-name="P6">    kanj</text:p>
          </table:table-cell>
          <table:table-cell table:style-name="Table1.A2" office:value-type="string">
            <text:p text:style-name="Table_20_Contents">&lt;ke_ele&gt;, &lt;keb&gt;</text:p>
          </table:table-cell>
          <table:table-cell table:style-name="Table1.C2" office:value-type="string">
            <text:p text:style-name="Table_20_Contents">Kanji text</text:p>
          </table:table-cell>
        </table:table-row>
        <table:table-row>
          <table:table-cell table:style-name="Table1.A2" office:value-type="string">
            <text:p text:style-name="P6">        kinf</text:p>
          </table:table-cell>
          <table:table-cell table:style-name="Table1.A2" office:value-type="string">
            <text:p text:style-name="Table_20_Contents">&lt;ke_inf&gt;</text:p>
          </table:table-cell>
          <table:table-cell table:style-name="Table1.C2" office:value-type="string">
            <text:p text:style-name="Table_20_Contents">Kanji supplementary info</text:p>
          </table:table-cell>
        </table:table-row>
        <table:table-row>
          <table:table-cell table:style-name="Table1.A2" office:value-type="string">
            <text:p text:style-name="P6">    rdng</text:p>
          </table:table-cell>
          <table:table-cell table:style-name="Table1.A2" office:value-type="string">
            <text:p text:style-name="Table_20_Contents">&lt;re_ele&gt;, &lt;reb&gt;</text:p>
          </table:table-cell>
          <table:table-cell table:style-name="Table1.C2" office:value-type="string">
            <text:p text:style-name="Table_20_Contents">Reading (kana) text</text:p>
          </table:table-cell>
        </table:table-row>
        <table:table-row>
          <table:table-cell table:style-name="Table1.A2" office:value-type="string">
            <text:p text:style-name="P6">        rinf</text:p>
          </table:table-cell>
          <table:table-cell table:style-name="Table1.A2" office:value-type="string">
            <text:p text:style-name="Table_20_Contents">&lt;re_inf&gt;</text:p>
          </table:table-cell>
          <table:table-cell table:style-name="Table1.C2" office:value-type="string">
            <text:p text:style-name="Table_20_Contents">Reading supplementary info</text:p>
          </table:table-cell>
        </table:table-row>
        <table:table-row>
          <table:table-cell table:style-name="Table1.A2" office:value-type="string">
            <text:p text:style-name="P6">        audio</text:p>
          </table:table-cell>
          <table:table-cell table:style-name="Table1.A2" office:value-type="string">
            <text:p text:style-name="Table_20_Contents"/>
          </table:table-cell>
          <table:table-cell table:style-name="Table1.C2" office:value-type="string">
            <text:p text:style-name="Table_20_Contents">Reading sound clip</text:p>
          </table:table-cell>
        </table:table-row>
        <table:table-row>
          <table:table-cell table:style-name="Table1.A2" office:value-type="string">
            <text:p text:style-name="P6">    sens</text:p>
          </table:table-cell>
          <table:table-cell table:style-name="Table1.A2" office:value-type="string">
            <text:p text:style-name="Table_20_Contents">&lt;sense&gt;, &lt;s_info&gt;</text:p>
          </table:table-cell>
          <table:table-cell table:style-name="Table1.C2" office:value-type="string">
            <text:p text:style-name="Table_20_Contents">Sense </text:p>
          </table:table-cell>
        </table:table-row>
        <table:table-row>
          <table:table-cell table:style-name="Table1.A2" office:value-type="string">
            <text:p text:style-name="P6">        pos</text:p>
          </table:table-cell>
          <table:table-cell table:style-name="Table1.A2" office:value-type="string">
            <text:p text:style-name="Table_20_Contents">&lt;pos&gt;</text:p>
          </table:table-cell>
          <table:table-cell table:style-name="Table1.C2" office:value-type="string">
            <text:p text:style-name="Table_20_Contents">Part-of speech</text:p>
          </table:table-cell>
        </table:table-row>
        <table:table-row>
          <table:table-cell table:style-name="Table1.A2" office:value-type="string">
            <text:p text:style-name="P6">        misc</text:p>
          </table:table-cell>
          <table:table-cell table:style-name="Table1.A2" office:value-type="string">
            <text:p text:style-name="Table_20_Contents">&lt;misc&gt;</text:p>
          </table:table-cell>
          <table:table-cell table:style-name="Table1.C2" office:value-type="string">
            <text:p text:style-name="Table_20_Contents">Misc. sense info</text:p>
          </table:table-cell>
        </table:table-row>
        <table:table-row>
          <table:table-cell table:style-name="Table1.A2" office:value-type="string">
            <text:p text:style-name="P6">        fld</text:p>
          </table:table-cell>
          <table:table-cell table:style-name="Table1.A2" office:value-type="string">
            <text:p text:style-name="Table_20_Contents">&lt;field&gt;</text:p>
          </table:table-cell>
          <table:table-cell table:style-name="Table1.C2" office:value-type="string">
            <text:p text:style-name="Table_20_Contents">Field of use</text:p>
          </table:table-cell>
        </table:table-row>
        <table:table-row>
          <table:table-cell table:style-name="Table1.A2" office:value-type="string">
            <text:p text:style-name="P6">        gloss</text:p>
          </table:table-cell>
          <table:table-cell table:style-name="Table1.A2" office:value-type="string">
            <text:p text:style-name="Table_20_Contents">&lt;gloss&gt;</text:p>
          </table:table-cell>
          <table:table-cell table:style-name="Table1.C2" office:value-type="string">
            <text:p text:style-name="Table_20_Contents">English and other language glosses</text:p>
          </table:table-cell>
        </table:table-row>
        <table:table-row table:style-name="Table1.16">
          <table:table-cell table:style-name="Table1.C2" table:number-columns-spanned="3" office:value-type="string">
            <text:p text:style-name="Table_20_Contents"/>
            <text:p text:style-name="Table_20_Contents">There are some tables that have two parents and thus don't fit neatly into the hierarchical picture above:</text:p>
          </table:table-cell>
          <table:covered-table-cell/>
          <table:covered-table-cell/>
        </table:table-row>
        <table:table-row>
          <table:table-cell table:style-name="Table1.A2" office:value-type="string">
            <text:p text:style-name="P6">        restr</text:p>
          </table:table-cell>
          <table:table-cell table:style-name="Table1.A2" office:value-type="string">
            <text:p text:style-name="P7">&lt;restr&gt;</text:p>
          </table:table-cell>
          <table:table-cell table:style-name="Table1.C2" office:value-type="string">
            <text:p text:style-name="P7">Invalid reading-kanji pairs. [parents: (<text:span text:style-name="tblname">rdng</text:span>, <text:span text:style-name="tblname">kanj</text:span>)]</text:p>
          </table:table-cell>
        </table:table-row>
        <table:table-row>
          <table:table-cell table:style-name="Table1.A2" office:value-type="string">
            <text:p text:style-name="P6">        stagr</text:p>
          </table:table-cell>
          <table:table-cell table:style-name="Table1.A2" office:value-type="string">
            <text:p text:style-name="Table_20_Contents">&lt;stagr&gt;</text:p>
          </table:table-cell>
          <table:table-cell table:style-name="Table1.C2" office:value-type="string">
            <text:p text:style-name="Table_20_Contents">Invalid sense-reading pairs. [parents: (<text:span text:style-name="tblname">sens</text:span>, <text:span text:style-name="tblname">rdng</text:span>)]</text:p>
          </table:table-cell>
        </table:table-row>
        <table:table-row>
          <table:table-cell table:style-name="Table1.A2" office:value-type="string">
            <text:p text:style-name="P6">        stagk</text:p>
          </table:table-cell>
          <table:table-cell table:style-name="Table1.A2" office:value-type="string">
            <text:p text:style-name="Table_20_Contents">&lt;stagk&gt;</text:p>
          </table:table-cell>
          <table:table-cell table:style-name="Table1.C2" office:value-type="string">
            <text:p text:style-name="Standard">Invalid sens-kanji pairs. [parents: (<text:span text:style-name="tblname">sens</text:span>, <text:span text:style-name="tblname">kanj</text:span>)]</text:p>
          </table:table-cell>
        </table:table-row>
        <table:table-row>
          <table:table-cell table:style-name="Table1.A2" office:value-type="string">
            <text:p text:style-name="P6">        freq</text:p>
          </table:table-cell>
          <table:table-cell table:style-name="Table1.A2" office:value-type="string">
            <text:p text:style-name="Table_20_Contents">&lt;re_pri&gt;, &lt;ke_pri&gt;</text:p>
          </table:table-cell>
          <table:table-cell table:style-name="Table1.C2" office:value-type="string">
            <text:p text:style-name="Standard">Frequency-of-use info for reading-kanji pairs. [parents: (<text:span text:style-name="tblname">rdng</text:span>, <text:span text:style-name="tblname">kanj</text:span>)]</text:p>
          </table:table-cell>
        </table:table-row>
        <table:table-row>
          <table:table-cell table:style-name="Table1.A2" office:value-type="string">
            <text:p text:style-name="P6">        xref</text:p>
          </table:table-cell>
          <table:table-cell table:style-name="Table1.A2" office:value-type="string">
            <text:p text:style-name="Table_20_Contents">&lt;xref&gt;, &lt;ant&gt;</text:p>
          </table:table-cell>
          <table:table-cell table:style-name="Table1.C2" office:value-type="string">
            <text:p text:style-name="Standard">Cross-references to other entries. [parents: (<text:span text:style-name="tblname">sens</text:span>, <text:span text:style-name="tblname">sens</text:span>)]</text:p>
          </table:table-cell>
        </table:table-row>
      </table:table>
      <text:p text:style-name="Standard"><text:line-break/>The <text:span text:style-name="tblname">restr</text:span> table, for example, contains information about invalid combinations of readings and kanji and therefore needs to reference rows in both of the tables <text:span text:style-name="tblname">rdng</text:span> and <text:span text:style-name="tblname">kanj</text:span>. The primary keys of those two tables are (<text:span text:style-name="colname">entr,rdng</text:span>) and (<text:span text:style-name="colname">entr,kanj</text:span>) respectively. Since the referenced readings and kanji are always in the same entry, the <text:span text:style-name="tblname">restr</text:span> table need only reference the entr column once, so the columns in <text:span text:style-name="tblname">restr</text:span> will be (<text:span text:style-name="colname">entr,rdng, kanj</text:span>) constituting the foreign keys (<text:span text:style-name="colname">entr,rdng</text:span>) and (<text:span text:style-name="colname">entr,kanj</text:span>). <text:s/>The <text:span text:style-name="tblname">stagr</text:span> and <text:span text:style-name="tblname">stagk</text:span> tables are similar.</text:p>
      <text:p text:style-name="Standard">The table <text:span text:style-name="tblname">xref</text:span> also has two parents, both senses. The first is the sense the cross-reference is from, and the second, the sense (in a different entry) the cross-reference is to. Because the senses exist in different entries, the <text:span text:style-name="tblname">xref</text:span> table uses the columns (<text:span text:style-name="colname">entr</text:span>,<text:span text:style-name="colname">sens</text:span>,<text:span text:style-name="colname">xentr</text:span>,<text:span text:style-name="colname">xsens</text:span>) to form the foreign keys (<text:span text:style-name="colname">entr,sens</text:span>) and (<text:span text:style-name="colname">xentr,xsens</text:span>) for the "from" and "to" senses respectively.</text:p>
      <text:list text:style-name="Numbering_20_1" text:continue-numbering="true">
        <text:list-item>
          <text:list text:continue-numbering="true">
            <text:list-item>
              <text:h text:style-name="P5" text:outline-level="2">Keyword Tables</text:h>
            </text:list-item>
          </text:list>
        </text:list-item>
      </text:list>
      <text:p text:style-name="Standard">In the JMdict XML file, XML entities and abbreviations are used to encode reoccurring text strings. For example the entity "&amp;io;" stands for "io", and its longer form, "irregular okurigana usage".</text:p>
      <text:p text:style-name="Standard">In the database, small integers are used for this purpose. <text:s/>Each set of related keywords is placed in its own table, and other tables that need to refer to a keyword store the appropriate id number. The keyword tables are all named with the prefix "kw" and we sometimes collectively refer to them as "the kw* tables". (Such tables are also sometimes called "lookup tables" in database literature.) <text:s/>We also use the words “keyword” and “tag” somewhat interchangeably, although the former tends to occur in the context of the database, and the latter in the context of the JMdict XML.</text:p>
      <text:p text:style-name="Standard">Here are the contents of the <text:span text:style-name="tblname">kinf</text:span> table, which contains the keywords used in the <text:span text:style-name="tblname">kinf</text:span> table (which in turn corresponds to the &lt;ke_inf&gt; elements in the JMdict XML file).</text:p>
      <text:p text:style-name="psql"><text:span text:style-name="T1">select * from kwkinf;<text:line-break/>id | kw | descr<text:line-break/>---+----+---------------------------------------<text:line-break/>1</text:span><text:span text:style-name="User_20_Entry"><text:span text:style-name="T1"> </text:span></text:span><text:span text:style-name="User_20_Entry"><text:span text:style-name="User_20_Entry"><text:span text:style-name="T1"> </text:span></text:span></text:span><text:span text:style-name="T1">| iK | word containing irregular kanji usage<text:line-break/>2</text:span><text:span text:style-name="User_20_Entry"><text:span text:style-name="T1"> </text:span></text:span><text:span text:style-name="User_20_Entry"><text:span text:style-name="User_20_Entry"><text:span text:style-name="T1"> </text:span></text:span></text:span><text:span text:style-name="T1">| io | irregular okurigana usage<text:line-break/>3</text:span><text:span text:style-name="User_20_Entry"><text:span text:style-name="T1"> </text:span></text:span><text:span text:style-name="User_20_Entry"><text:span text:style-name="User_20_Entry"><text:span text:style-name="T1"> </text:span></text:span></text:span><text:span text:style-name="T1">| oK | word containing out-dated kanji<text:line-break/>4</text:span><text:span text:style-name="User_20_Entry"><text:span text:style-name="T1"> </text:span></text:span><text:span text:style-name="User_20_Entry"><text:span text:style-name="User_20_Entry"><text:span text:style-name="T1"> </text:span></text:span></text:span><text:span text:style-name="T1">| ik | word containing irregular kana usage</text:span></text:p>
      <text:p text:style-name="Standard">kw* tables that correspond to entities and abbreviations used in JMdict xml are: <text:span text:style-name="tblname">kwdial</text:span>, <text:span text:style-name="tblname">kwfreq</text:span>, <text:span text:style-name="tblname">kwkinf</text:span>, <text:span text:style-name="tblname">kwlang</text:span>, <text:span text:style-name="tblname">kwrinf</text:span>.</text:p>
      <text:p text:style-name="Standard">There are several kw* tables that don't correspond to anything in JMdict: <text:span text:style-name="tblname">kwsrc</text:span>, <text:span text:style-name="tblname">kwstat</text:span>, <text:span text:style-name="tblname">kwxref</text:span>.</text:p>
      <text:p text:style-name="Standard">The keyword tables are colored green in the schema diagram.</text:p>
      <text:list text:style-name="Numbering_20_1" text:continue-numbering="true">
        <text:list-item>
          <text:list text:continue-numbering="true">
            <text:list-item>
              <text:h text:style-name="P5" text:outline-level="2">Keyword Lists</text:h>
            </text:list-item>
          </text:list>
        </text:list-item>
      </text:list>
      <text:p text:style-name="Standard">Some information in JMdict and the database is essentially lists of keywords. For example, a kanji text might have one of more keywords from the <text:span text:style-name="tblname">kinf</text:span> table attached to it. These lists are stored in tables that have a foreign key to the table with the elements the list is attached to, and a foreign key to the appropriate keyword table. For example table <text:span text:style-name="tblname">kinf</text:span> holds the ke_inf tags for the kanji elements. It has columns (<text:span text:style-name="colname">entr, kanj, kw</text:span>). <text:s/><text:span text:style-name="colname">entr</text:span> and <text:span text:style-name="colname">kanj</text:span> together identify a specific kanji element that a keyword applies to, and <text:span text:style-name="colname">kw</text:span> identifies the appropriate ke_inf keyword in table <text:span text:style-name="colname">kwkinf</text:span>.</text:p>
      <text:p text:style-name="Standard">The tables that contain such keyword lists are: <text:span text:style-name="tblname">dial</text:span>, <text:span text:style-name="tblname">fld</text:span>, <text:span text:style-name="tblname">freq</text:span>, <text:span text:style-name="tblname">kinf</text:span>, <text:span text:style-name="tblname">lang</text:span>, <text:span text:style-name="tblname">misc</text:span>, <text:span text:style-name="tblname">pos</text:span>, <text:span text:style-name="tblname">rinf</text:span>. </text:p>
      <text:p text:style-name="Standard">Not all references to the kw* tables occur from these keyword list tables though. In some cases where only one instance of a tag is possible, a reference may occur from one of the other tables. For example, the <text:span text:style-name="tblname">gloss</text:span> table contains a column <text:span text:style-name="colname">lang</text:span> that references <text:span text:style-name="tblname">kwlang</text:span>, This is appropriate since a gloss can never have more than one language tag.</text:p>
      <text:p text:style-name="Standard">The use of integers rather that the short text strings for keywords might seem cumbersome initially, but in practice, one quickly learns the equivalences. This separation allows the short and long text, which is really only relevant for display to users, to change, while the numeric id values, relevant to application code, remain invariant. Application code seldom needs to execute joins with the kw* tables, because they will usually read the keyword tables into memory at startup and resolve numeric id's to strings (and the reverse) programmatically using the in-memory tables. Finally, if one really does want to work with the text strings in joins, it is easy to define views on the keyword list tables that have the kw* tables pre-joined and present an additional column containing the keyword text.</text:p>
      <text:p text:style-name="Standard">The keyword list tables are colored yellow in the schema diagram.</text:p>
      <text:list text:style-name="Numbering_20_1" text:continue-numbering="true">
        <text:list-item>
          <text:list text:continue-numbering="true">
            <text:list-item>
              <text:h text:style-name="P5" text:outline-level="2">Restrictions: <text:span text:style-name="tblname">restr</text:span>, <text:span text:style-name="tblname">stagr</text:span>, <text:span text:style-name="tblname">stagk</text:span></text:h>
            </text:list-item>
          </text:list>
        </text:list-item>
      </text:list>
      <text:p text:style-name="Standard">In the JMdict XML file, these elements describe restrictions on the use of reading-kanji, sense-reading, and sense-kanji (respectively) pairs by enumerating the <text:span text:style-name="Emphasis">valid</text:span> pairs. <text:s/></text:p>
      <text:p text:style-name="Standard">In the database, those restrictions are given by listing <text:span text:style-name="Emphasis">invalid</text:span> pairs. Although this creates an impedance mismatch when displaying such information (which will generally be displayed as valid combinations), it is more consistent, simplifies queries that incorporate this information, and eliminates the need for explicitly representing related information such as the &lt;re_nokanji&gt; element.</text:p>
      <text:p text:style-name="Standard">The restriction tables are colored light blue in the schema diagram.</text:p>
      <text:list text:style-name="Numbering_20_1" text:continue-numbering="true">
        <text:list-item>
          <text:list text:continue-numbering="true">
            <text:list-item>
              <text:h text:style-name="P5" text:outline-level="2">ke_pri, re_pri Generalization</text:h>
            </text:list-item>
          </text:list>
        </text:list-item>
      </text:list>
      <text:p text:style-name="Standard">The ke_pri and re_pri elements in the JMdict XML are used to convey information about frequency-of-use metrics using values such as "ichi1", "ichi2", "ns14", etc. <text:s/>Rather than mimicking JMdict's keyword based approach, the database schema generalizes the notion of frequency-of-use by using a scale indicator such as "ichi" or "nf", and a metric such as "1", "14", etc. Thus "ichi1" is replaced by the keyword, value pair ("ichi",1) and "nf14" by ("nf",14). <text:s/>This allows for the inclusion of other finer-grained metrics in the future such as page counts from Internet search engines like Google.</text:p>
      <text:p text:style-name="Standard">Most ke_pri and re_pri elements in JMdict xml occur as equi-valued pairs, that is there might be a ke_pri element with the value "nf32" on a particular kani element, and a re_pri tag also with the value "nf32" on a particular reading element. The equal values imply that the frequency-of-use indicator refers to the tagged kanji and readings as a pair, not to each independently. There are some ke_pri or re_pri that are not paired and they apply to the kanji or reading alone. </text:p>
      <text:p text:style-name="Standard">In the database we represent ke_pri and re_pri elements in table <text:span text:style-name="tblname">freq</text:span>. Each row contains columns <text:span text:style-name="colname">rdng</text:span> and <text:span text:style-name="colname">kanj</text:span> which references a reading and a kanji, thus a single row represents a reading-kanji pair. Either (but not both) may be NULL should the value apply to a reading or kanji alone. <text:s/>Two other columns are <text:span text:style-name="colname">kw</text:span> which identifies the scale (by referring to table <text:span text:style-name="tblname">kwfreq</text:span>), e.g. "nf", and <text:span text:style-name="colname">value</text:span> that gives the metric, e.g. 34, on the scale.</text:p>
      <text:list text:style-name="Numbering_20_1" text:continue-numbering="true">
        <text:list-item>
          <text:list text:continue-numbering="true">
            <text:list-item>
              <text:h text:style-name="P5" text:outline-level="2">Cross-references</text:h>
            </text:list-item>
          </text:list>
        </text:list-item>
      </text:list>
      <text:p text:style-name="Standard">In the JMdict XML file, there are two kinds of cross references, &lt;xref&gt; ("see also") and &lt;ant&gt; ("antonym"). Both are located within senses, and specify the target of the cross-ref as a kanji or reading text string. This effects sense<text:span text:style-name="T2">→</text:span>entry cross references, and, since there is no guarantee that a kanji or reading string will uniquely identify a single entry, may also be a one-to-many reference.</text:p>
      <text:p text:style-name="Standard">In the database both (and possibly other) kinds of cross references are modeled in table <text:span text:style-name="tblname">xref</text:span>. As in JMdict XML, cross references occur within senses, which is represented in the <text:span text:style-name="tblname">xref</text:span> table using columns <text:span text:style-name="colname">entr</text:span> and <text:span text:style-name="colname">sens</text:span> to indentify the originating sense. Differing from JMdict XML, the <text:span text:style-name="tblname">xref</text:span> table gives the target of the cross-reference as a another entry-sense pair, <text:span text:style-name="colname">xentr</text:span> and <text:span text:style-name="colname">xsens</text:span> which results in each cross-reference pointing to a specific sense in one specific entry rather than an entire entry (or set of entries). <text:s/>If <text:s/>a cross-reference to multiple senses or multiple entries is wanted, multiple rows in the xref table are used. <text:s/>Table <text:span text:style-name="tblname">xref</text:span> also has a column <text:span text:style-name="colname">typ</text:span> that gives the type of cross-ref, and whose values are defined in table <text:span text:style-name="tblname">kwxref</text:span>.</text:p>
      <text:p text:style-name="Standard">The cross reference table is colored purple in the schema diagram.</text:p>
      <text:list text:style-name="Numbering_20_1" text:continue-numbering="true">
        <text:list-item>
          <text:list text:continue-numbering="true">
            <text:list-item>
              <text:h text:style-name="P5" text:outline-level="2">XML Round-tripping</text:h>
            </text:list-item>
          </text:list>
        </text:list-item>
      </text:list>
      <text:p text:style-name="Standard">The following are things I am aware of that may differ between the JMdict XML loaded into the database, and JMdict XML recreated from the database:</text:p>
      <text:list text:style-name="List_20_1">
        <text:list-item>
          <text:p text:style-name="P8">Comments in the XML that describe (in an expected format) deleted entries are turned into database deleted entries and can be regenerated although not necessarily at the same place in the xml file. Other comments will be lost.</text:p>
        </text:list-item>
        <text:list-item>
          <text:p text:style-name="P8">Element order may vary. The following elements will retain the original order: k_ele, r_ele, sense, gloss. <text:s/>Entry elements in the current JMdict are in seq number order and can be regenerated in that order. <text:s/>Where that order to change though, it would not be preserved in the regenerated XML. <text:s/>The order of all other elements is not preserved.</text:p>
        </text:list-item>
        <text:list-item>
          <text:p text:style-name="P8">The text strings used to refer to cross-references may be different because the original values may be a subset of the target's headwords, and are recreated from the target without knowledge of the exact subset.</text:p>
        </text:list-item>
        <text:list-item>
          <text:p text:style-name="P8">The database can represent information that currently has no means of representation in the JMdict XML. Specifically:</text:p>
        </text:list-item>
        <text:list-item>
          <text:p text:style-name="P9">Cross-references can refer to specific target senses.</text:p>
        </text:list-item>
        <text:list-item>
          <text:p text:style-name="P9">Cross-references can refer to a specific entry even when there multiple references with the same reading or kanji text.</text:p>
        </text:list-item>
        <text:list-item>
          <text:p text:style-name="P9">Cross-references may have more types that just the “see also” and “antonym” types available in the current JMdict XML.</text:p>
        </text:list-item>
        <text:list-item>
          <text:p text:style-name="P9">Readings can have sound clips.</text:p>
        </text:list-item>
        <text:list-item>
          <text:p text:style-name="P9">There may be keyword values in the kw* tables and used in the database that do not have equivalent entities defined in the JMdict DTD.</text:p>
        </text:list-item>
        <text:list-item>
          <text:p text:style-name="P9">Some items (e.g. entries and glosses) have a <text:span text:style-name="colname">notes</text:span> column that can contain additional ad-hoc information. <text:s/>JMdict has no means of representing this information.</text:p>
          <text:p text:style-name="P10">If entries are created that make use of these capabilities, the additional information will not be representable in a regenerated JMdict XML file.</text:p>
        </text:list-item>
      </text:list>
      <text:list text:style-name="Numbering_20_1" text:continue-numbering="true">
        <text:list-item>
          <text:h text:style-name="Heading_20_1" text:outline-level="1"><text:s/>An Example Entry</text:h>
        </text:list-item>
      </text:list>
      <text:p text:style-name="Standard">This section looks at the actual table data used to store a JMdict entry, using data extracted from a live database.</text:p>
      <text:p text:style-name="Standard">Here is entry 1211370 as displayed by wwwjdic:</text:p>
      <text:p text:style-name="P11">堪能(P); 勘能 【たんのう(堪能)(P); かんのう(ok)】 (adj-na) (1) proficient; skillful; (n,vs) (2) satisfaction; (n,vs) (3) {Buddh} fortitude; (P)</text:p>
      <text:p text:style-name="Standard">And here is its representation in the JMdictDB database:</text:p>
      <text:p text:style-name="Standard">Table <text:span text:style-name="tblname">entr</text:span> row:</text:p>
      <text:p text:style-name="psql"><text:span text:style-name="User_20_Entry">select * from entr where seq=1211370;<text:line-break/>id</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text:span text:style-name="User_20_Entry"><text:span text:style-name="User_20_Entry"> </text:span></text:span><text:span text:style-name="User_20_Entry">src</text:span><text:span text:style-name="User_20_Entry"><text:span text:style-name="User_20_Entry"> </text:span></text:span><text:span text:style-name="User_20_Entry">|</text:span><text:span text:style-name="User_20_Entry"><text:span text:style-name="User_20_Entry"> </text:span></text:span><text:span text:style-name="User_20_Entry">seq</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 text:style-name="User_20_Entry"><text:span text:style-name="User_20_Entry"><text:span text:style-name="User_20_Entry"><text:span text:style-name="User_20_Entry"><text:span text:style-name="User_20_Entry"> </text:span></text:span></text:span></text:span></text:span></text:span><text:span text:style-name="User_20_Entry">|</text:span><text:span text:style-name="User_20_Entry"><text:span text:style-name="User_20_Entry"> </text:span></text:span><text:span text:style-name="User_20_Entry">stat</text:span><text:span text:style-name="User_20_Entry"><text:span text:style-name="User_20_Entry"> </text:span></text:span><text:span text:style-name="User_20_Entry">|</text:span><text:span text:style-name="User_20_Entry"><text:span text:style-name="User_20_Entry"> </text:span></text:span><text:span text:style-name="User_20_Entry">notes<text:line-break/>------+-----+---------+------+-------<text:line-break/>20894</text:span><text:span text:style-name="User_20_Entry"><text:span text:style-name="User_20_Entry"> </text:span></text:span><text:span text:style-name="User_20_Entry">|</text:span><text:span text:style-name="User_20_Entry"><text:span text:style-name="User_20_Entry"> </text:span></text:span><text:span text:style-name="User_20_Entry">1</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text:span text:style-name="User_20_Entry"><text:span text:style-name="User_20_Entry"> </text:span></text:span><text:span text:style-name="User_20_Entry">1211370</text:span><text:span text:style-name="User_20_Entry"><text:span text:style-name="User_20_Entry"> </text:span></text:span><text:span text:style-name="User_20_Entry">|</text:span><text:span text:style-name="User_20_Entry"><text:span text:style-name="User_20_Entry"> </text:span></text:span><text:span text:style-name="User_20_Entry">2</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text:p>
      <text:p text:style-name="Standard"><text:span text:style-name="colname">id</text:span> is an arbitrary number as assigned when the entry was created. <text:s/>Its purpose is to provide an anchor that related rows in other tables can refer to. Since it may change over time and may be different in different database instances, it should never be saved externally as a means of identifying an entry; use <text:span text:style-name="colname">seq </text:span>for that.</text:p>
      <text:p text:style-name="Standard"><text:span text:style-name="colname">src</text:span> says what collection of entries this entry belongs to and refers to table <text:span text:style-name="tblname">kwsrc</text:span>.<text:span text:style-name="colname">id</text:span>. <text:span text:style-name="colname">id</text:span>=1 in that table says this entry is part of JMdict. Currently all entries are JMdict entries but in the future the database might also contain other kinds of entries such as the JMnedict names.</text:p>
      <text:p text:style-name="Standard"><text:span text:style-name="colname">seq</text:span> is the same as the &lt;ent_seq&gt; element in JMdict XML file and identifies each JMdict entry across time and space.</text:p>
      <text:p text:style-name="Standard"><text:span text:style-name="colname">stat</text:span> gives that status of this entry. It refers to table <text:span text:style-name="tblname">kwstat</text:span> and <text:span text:style-name="colname">id=</text:span>2 in that table is "active". There are other <text:span text:style-name="colname">stat</text:span> values for new or modified entries awaiting approval, deleted entries, rejected entries, etc.</text:p>
      <text:p text:style-name="Standard"><text:span text:style-name="colname">notes</text:span> is a text field that can contain arbitrary information pertaining to an entry that is intended to be displayed to users.</text:p>
      <text:p text:style-name="Standard">Table <text:span text:style-name="tblname">rdng</text:span> rows</text:p>
      <text:p text:style-name="psql">select * from rdng where entr=20894;<text:line-break/>entr<text:span text:style-name="User_20_Entry"> </text:span><text:span text:style-name="User_20_Entry"><text:span text:style-name="User_20_Entry"> </text:span></text:span>| rdng | txt<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たんのう<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かんのう</text:p>
      <text:p text:style-name="Standard"><text:span text:style-name="colname">entr</text:span> identifies the entry the row belongs to. <text:span text:style-name="colname">rdng</text:span> disambiguates and orders multiple readings belonging to the same entry. <text:s/><text:span text:style-name="colname">entr</text:span> and <text:span text:style-name="colname">rdng </text:span>together constitute the primary key and any other tables that refers to specific readings (such as <text:span text:style-name="tblname">audio</text:span> or <text:span text:style-name="tblname">restr</text:span> will contain a foreign key to these two columns. <text:s/><text:span text:style-name="colname">txt</text:span> is the reading text. It is expected to have at least one kana character and should not contain any kanji characters.</text:p>
      <text:p text:style-name="Standard">Table <text:span text:style-name="tblname">kanj</text:span> rows</text:p>
      <text:p text:style-name="psql">select * from kanj where entr=20894;<text:line-break/>entr<text:span text:style-name="User_20_Entry"> </text:span><text:span text:style-name="User_20_Entry"><text:span text:style-name="User_20_Entry"> </text:span></text:span>| kanj | txt<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堪能<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勘能</text:p>
      <text:p text:style-name="Standard">This is structured like table <text:span text:style-name="tblname">rdng</text:span>. Kanji text is expected to contain at least one kanji character.</text:p>
      <text:p text:style-name="Standard">Table <text:span text:style-name="tblname">sens</text:span> rows</text:p>
      <text:p text:style-name="psql">select * from sens where entr=20894;<text:line-break/>entr<text:span text:style-name="User_20_Entry"> </text:span><text:span text:style-name="User_20_Entry"><text:span text:style-name="User_20_Entry"> </text:span></text:span>| sens | notes<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p>
      <text:p text:style-name="Standard">There is a <text:span text:style-name="tblname">sens</text:span> row for each sense in the entry. <text:span text:style-name="colname">entr</text:span> says which entry the sense belongs to, <text:span text:style-name="colname">sens</text:span> disambiguates and orders the senses. <text:span text:style-name="colname">entr</text:span> and <text:span text:style-name="colname">sens</text:span> together constitute the primary key. <text:span text:style-name="colname">notes </text:span>contains an optional text providing some information unique to this sense that is intended to be displayed to users.</text:p>
      <text:p text:style-name="Standard">Table <text:span text:style-name="tblname">gloss</text:span> rows</text:p>
      <text:p text:style-name="psql">select * from gloss where entr=20894;<text:line-break/>entr<text:span text:style-name="User_20_Entry"> </text:span><text:span text:style-name="User_20_Entry"><text:span text:style-name="User_20_Entry"> </text:span></text:span>| sens | gloss | lang | txt<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 text:style-name="User_20_Entry"><text:span text:style-name="User_20_Entry"><text:span text:style-name="User_20_Entry"><text:span text:style-name="User_20_Entry"><text:span text:style-name="User_20_Entry"> </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 notes<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proficient<text:span text:style-name="User_20_Entry"> </text:span><text:span text:style-name="User_20_Entry"><text:span text:style-name="User_20_Entry"> </text:span></text:span><text:span text:style-name="User_20_Entry"><text:span text:style-name="User_20_Entry"><text:span text:style-name="User_20_Entry"> </text:span></text:span></text:span>|<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skillful<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satisfaction |<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fortitude<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p>
      <text:p text:style-name="Standard">In this table we see the first two rows are glosses for the first sense, the second row is a gloss for second sense, and the third row a gloss for the third sense. <text:s/>The <text:span text:style-name="colname">lang</text:span> values are all 1, indicating english (from table <text:span text:style-name="tblname">kwlang</text:span>). <text:s/>Because this database instance was loaded from a JMdict_e file, there are no non-english glosses in it. <text:s/>Had it been loaded from the full JMdict file, that would not be the case.</text:p>
      <text:p text:style-name="Standard">Table <text:span text:style-name="tblname">pos</text:span> rows</text:p>
      <text:p text:style-name="psql">select * from pos where entr=20894;<text:line-break/>entr<text:span text:style-name="User_20_Entry"> </text:span><text:span text:style-name="User_20_Entry"><text:span text:style-name="User_20_Entry"> </text:span></text:span>| sens | kw<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2<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7<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46<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7<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46</text:p>
      <text:p text:style-name="Standard">The <text:span text:style-name="tblname">pos</text:span> table contains a list of part-of-speech keywords for each sense of an entry. <text:s/>Again, <text:span text:style-name="colname">entr</text:span> identifies the entry and <text:span text:style-name="colname">sens</text:span> the sense. <text:s/><text:span text:style-name="colname">kw</text:span> refers to the <text:span text:style-name="colname">id</text:span> column of table <text:span text:style-name="tblname">kwpos</text:span>. Looking in that table we see the 2 is "adj-na", 17 is "n", and 46 is "vs":</text:p>
      <text:p text:style-name="psql">select * from kwpos where id in (2,17,46);<text:line-break/>id |<text:span text:style-name="User_20_Entry"> </text:span><text:span text:style-name="User_20_Entry"><text:span text:style-name="User_20_Entry"> </text:span></text:span><text:span text:style-name="User_20_Entry"><text:span text:style-name="User_20_Entry"><text:span text:style-name="User_20_Entry"> </text:span></text:span></text:span>kw<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 text:style-name="User_20_Entry"><text:span text:style-name="User_20_Entry"><text:span text:style-name="User_20_Entry"><text:span text:style-name="User_20_Entry"><text:span text:style-name="User_20_Entry"> </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text:span></text:span>descr<text:line-break/>---+--------+---------------------------------------------------<text:line-break/><text:span text:style-name="User_20_Entry"> </text:span>2 | adj-na | adjectival nouns or quasi-adjectives (keiyodoshi)<text:line-break/>17 | n<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noun (common) (futsuumeishi)<text:line-break/>46 | vs<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noun or participle which takes the aux. verb suru</text:p>
      <text:p text:style-name="Standard">Table <text:span text:style-name="tblname">fld</text:span> rows</text:p>
      <text:p text:style-name="psql">select * from fld where entr=20894;<text:line-break/>entr<text:span text:style-name="User_20_Entry"> </text:span><text:span text:style-name="User_20_Entry"><text:span text:style-name="User_20_Entry"> </text:span></text:span>| sens | kw<text:line-break/>------+------+----<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p>
      <text:p text:style-name="Standard"><text:span text:style-name="tblname">fld</text:span> is a keyword list table like <text:span text:style-name="tblname">pos</text:span>: <text:span text:style-name="colname">entr </text:span>identifies the entry and <text:span text:style-name="colname">sens</text:span> the sense. <text:span text:style-name="colname">kw</text:span> refers to the <text:span text:style-name="colname">id</text:span> column of table <text:span text:style-name="tblname">kwfld</text:span>. <text:s/>Looking in that table we see the 1 is "Buddh".</text:p>
      <text:p text:style-name="Standard">Table <text:span text:style-name="tblname">rinf</text:span> rows</text:p>
      <text:p text:style-name="psql">select * from rinf where entr=20894;<text:line-break/>entr<text:span text:style-name="User_20_Entry"> </text:span><text:span text:style-name="User_20_Entry"><text:span text:style-name="User_20_Entry"> </text:span></text:span>| rdng | kw<text:line-break/>------+------+----<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3</text:p>
      <text:p text:style-name="Standard">The <text:span text:style-name="tblname">rinf</text:span> table contains a list of &lt;re_inf&gt; keywords for each reading of an entry. <text:s/><text:span text:style-name="colname">entr</text:span> identifies the entry and <text:span text:style-name="colname">rdng</text:span> the reading. <text:s/><text:span text:style-name="colname">kw</text:span> refers to the <text:span text:style-name="colname">id</text:span> column of table <text:span text:style-name="tblname">kwrinf</text:span>. <text:s/>In this case, <text:span text:style-name="colname">kw</text:span>=3 indicates the rinf keyword, "ok" ("out-dated or obsolete kana usage"). <text:s/>It applies only to reading 2 (かんのう).</text:p>
      <text:p text:style-name="Standard">The entry we are examining here has no data in the <text:span text:style-name="tblname">kinf</text:span> table, but that table is the same except its second column is <text:span text:style-name="colname">kanj</text:span> rather than <text:span text:style-name="colname">rdng</text:span> and the kw column references table <text:span text:style-name="tblname">kwkinf</text:span> rather than <text:span text:style-name="tblname">kwrinf</text:span>.</text:p>
      <text:p text:style-name="Standard">Table <text:span text:style-name="tblname">restr</text:span> rows</text:p>
      <text:p text:style-name="psql">select * from restr where entr=20894;<text:line-break/>entr<text:span text:style-name="User_20_Entry"> </text:span><text:span text:style-name="User_20_Entry"><text:span text:style-name="User_20_Entry"> </text:span></text:span>| rdng | kanj<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2</text:p>
      <text:p text:style-name="Standard">Contains &lt;re_restr&gt; element info used when not all combinations of reading and kanji are valid. <text:span text:style-name="colname">entr</text:span> identifies the entry, <text:span text:style-name="colname">rdng</text:span> and <text:span text:style-name="colname">kanj </text:span>identify a reading and kanji pair that are <text:span text:style-name="Emphasis">not valid</text:span> together. Note that this is the opposite of the JMdict XML where re_restr elements identify <text:span text:style-name="Emphasis">valid</text:span> pairs. <text:s/>Since only the pair たんのう / 勘能 is listed as invalid, the combinations <text:s/>たんのう / 堪能, <text:s/>かんのう / <text:s/>堪能, <text:s/>and <text:s/>かんのう / <text:s/>勘能 are valid.</text:p>
      <text:p text:style-name="Standard">There is no special indicator for the "re_nokanji" tag that exists in JMdict XML -- simply having <text:span text:style-name="tblname">restr</text:span> rows for every kanji in an entry paired with one of the readings in sufficient to indicate that reading is "nokanji".</text:p>
      <text:p text:style-name="Standard">It is the application 's responsibility to generate “valid” restr pairs or the “nokanji” flag from the existing data if that is how the information is to be presented.</text:p>
      <text:p text:style-name="Standard">Table <text:span text:style-name="tblname">freq</text:span> rows</text:p>
      <text:p text:style-name="psql">select * from freq where entr=20894;<text:line-break/>entr<text:span text:style-name="User_20_Entry"> </text:span><text:span text:style-name="User_20_Entry"><text:span text:style-name="User_20_Entry"> </text:span></text:span>| rdng | kanj | kw | value<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5<text:span text:style-name="User_20_Entry"> </text:span><text:span text:style-name="User_20_Entry"><text:span text:style-name="User_20_Entry"> </text:span></text:span>| 16<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7<text:span text:style-name="User_20_Entry"> </text:span><text:span text:style-name="User_20_Entry"><text:span text:style-name="User_20_Entry"> </text:span></text:span>| 1</text:p>
      <text:p text:style-name="Standard">Table freq contains frequency-of-use information found in JMdict in the re_pri and ke_pri elements. <text:s text:c="2"/>As mentioned earlier, a frequency of use datum usually applies to a reading-kanji pair, but if not, one of the columns <text:span text:style-name="colname">rdng</text:span> or <text:span text:style-name="colname">kanj</text:span> may be NULL. <text:s text:c="2"/>This will be the case for entries without kanji text, and of frequency metric derived from purely lexicographic means such as from Internet search engine page counts. <text:s/>The <text:span text:style-name="colname">kw</text:span> column refers to the table <text:span text:style-name="tblname">kwfreq:</text:span></text:p>
      <text:p text:style-name="psql">jmdict=# select * from kwfreq where id in (5,7);<text:line-break/> id |  kw  | descr<text:line-break/>----+------+-------<text:line-break/>  5 | nf   |<text:line-break/>  7 | news |</text:p>
      <text:p text:style-name="Standard">So the data shown tells us that the kanji-1/reading-1 pair (堪能 / たんのう) has the frequency-of-use tags, “nf16” (5,16) and “news1” (7,1).</text:p>
      <text:p text:style-name="Standard">This entry has no dialect, source language, misc info, kinf info, etc, so a queries like the following will return 0 rows:</text:p>
      <text:p text:style-name="psql">select * from dial where entr=20894;<text:line-break/>entr | kw<text:line-break/>-----+----<text:line-break/>(0 rows)</text:p>
      <text:list text:style-name="Numbering_20_1" text:continue-numbering="true">
        <text:list-item>
          <text:h text:style-name="Heading_20_1" text:outline-level="1">Using SQL</text:h>
        </text:list-item>
      </text:list>
      <text:p text:style-name="Standard">This section describes how the table structures and relations previously discussed affect the SQL you write to find and extract data.</text:p>
      <text:list text:style-name="Numbering_20_1" text:continue-numbering="true">
        <text:list-item>
          <text:list text:continue-numbering="true">
            <text:list-item>
              <text:h text:style-name="Heading_20_2" text:outline-level="2">Retrieving an Entry's Data</text:h>
            </text:list-item>
          </text:list>
        </text:list-item>
      </text:list>
      <text:p text:style-name="Standard">If you are writing SQL as part of an application, extraction of data is easy in most cases. <text:s/>That is because there is probably a library API that you can use that will extract all the data needed and construct an object representation of the entry in application code. <text:s/>In this case the library API will take care of the SQL for you, if you know the entries you want. <text:s/>In the JMdictDB code, the Perl library module jmdict.pm contains function EntrList() which does this.</text:p>
      <text:p text:style-name="Standard">Even if you need to write the SQL yourself (perhaps because you are creating such an API function) it is quite simple. <text:s/>Because all the tables have a column <text:span text:style-name="colname">entr</text:span> you need to execute a set of SQL statements, one for each table, with a WHERE clause that specifies the the <text:span text:style-name="colname">entr</text:span> values you are interested in. <text:s/>For example (in Perl):</text:p>
      <text:p text:style-name="psqlTiny">$sth <text:s text:c="2"/>= $dbh-&gt;execute (“SELECT * FROM entr WHERE id IN (?,?)”, [$id1,$id2]);<text:line-break/>$entr <text:s/>= $sth-&gt;fetchall ();<text:line-break/>$sth <text:s text:c="2"/>= $dbh-&gt;execute (“SELECT * FROM kanj WHERE entr IN (?,?)”, [$id1,$id2]);<text:line-break/>$kanj <text:s/>= $sth-&gt;fetchall ();<text:line-break/>$sth <text:s text:c="2"/>= $dbh-&gt;execute (“SELECT * FROM kinf WHERE id IN (?,?)”, [$id1,$id2,]);<text:line-break/>$kinf <text:s/>= $sth-&gt;fetchall ();<text:line-break/>$sth <text:s text:c="2"/>= $dbh-&gt;execute (“SELECT * FROM kfreq WHERE id IN (?,?)”, [$id1,$id2]);<text:line-break/>$kfreq = $sth-&gt;fetchall ();<text:line-break/>$sth <text:s text:c="2"/>= $dbh-&gt;execute (“SELECT * FROM rdng WHERE id IN (?,?)”, [$id1,$id2]);<text:line-break/>$rdng <text:s/>= $sth-&gt;fetchall ();<text:line-break/>$sth <text:s text:c="2"/>= $dbh-&gt;execute (“SELECT * FROM sens WHERE id IN (?,?)”, [$id1,$id2]);<text:line-break/>$sens <text:s/>= $sth-&gt;fetchall ();<text:line-break/>[...]</text:p>
      <text:p text:style-name="Standard">Having gotten all the needed rows for the entries $id1 and $id2 in variables $entr, $kanj, etc., you can now use that data to build the objects representing the two entries.</text:p>
      <text:list text:style-name="Numbering_20_1" text:continue-numbering="true">
        <text:list-item>
          <text:list text:continue-numbering="true">
            <text:list-item>
              <text:h text:style-name="Heading_20_2" text:outline-level="2">Finding Entries</text:h>
            </text:list-item>
          </text:list>
        </text:list-item>
      </text:list>
      <text:p text:style-name="Standard">When you need to find information, the SQL becomes more complex. <text:s/>The basic rule is that you need to join together those tables that have columns that are part of your search criteria. <text:s/>Fortunately, because the relationship hierarchy is simple and fixed, this too is usually quite straight forward. <text:s/>Since you will usually want to know which entries meet the criteria, you will be interested in getting the <text:span text:style-name="colname">entr.id</text:span> values. <text:s/>In many cases you may not even need a join.</text:p>
      <text:p text:style-name="Standard">For example, to find the entries that have a reading, “つける”, the following is sufficient:</text:p>
      <text:p text:style-name="psql"><text:line-break/>SELECT entr FROM rdng WHERE txt='つける';<text:line-break/></text:p>
      <text:p text:style-name="Standard">Of course, if the criteria include information that is in different tables, a join or some other combination of the tables is inevitable. <text:s text:c="2"/>To find the entries that contain both “つけ” and “漬”, and have a sense with a PoS that is a noun:</text:p>
      <text:p text:style-name="psql">SELECT DISTINCT r.entr <text:line-break/> <text:s/>FROM rdng r <text:line-break/> <text:s/>JOIN kanj k ON k.entr=r.entr <text:line-break/> <text:s/>JOIN pos p ON p.entr=k.entr<text:line-break/> <text:s/>WHERE r.txt LIKE '%つけ%' <text:line-break/> <text:s text:c="3"/>AND k.txt LIKE '%漬%'<text:line-break/> <text:s text:c="3"/>AND p.kw = 17;</text:p>
      <text:p text:style-name="Standard">“17” is the <text:span text:style-name="colname">id</text:span> number of the “noun” keyword in table <text:span text:style-name="tblname">kwpos</text:span>. <text:s/></text:p>
      <text:p text:style-name="Standard">If you need more than just the <text:span text:style-name="colname">entr.id</text:span>, say the entry's sequence number, then the <text:span text:style-name="tblname">entr</text:span> table will also need to be included:</text:p>
      <text:p text:style-name="psql">SELECT DISTINCT e.seq <text:line-break/> <text:s/>FROM entr e<text:line-break/> <text:s/>JOIN rdng r ON r.entr=e.id<text:line-break/> <text:s/>JOIN kanj k ON k.entr=r.entr <text:line-break/> <text:s/>JOIN pos p ON p.entr=k.entr<text:line-break/> <text:s/>WHERE r.txt LIKE '%つけ%' <text:line-break/> <text:s text:c="3"/>AND k.txt LIKE '%漬%'<text:line-break/> <text:s text:c="3"/>AND p.kw != 17;</text:p>
      <text:p text:style-name="Standard">It is noteworthy that the <text:span text:style-name="tblname">sens</text:span> table was not needed in the above two queries, even though it is between <text:span text:style-name="tblname">entr</text:span> and <text:span text:style-name="tblname">pos</text:span> in the table hierarchy.</text:p>
      <text:list text:style-name="Numbering_20_1" text:continue-numbering="true">
        <text:list-item>
          <text:list text:continue-numbering="true">
            <text:list-item>
              <text:h text:style-name="Heading_20_2" text:outline-level="2">Views</text:h>
            </text:list-item>
          </text:list>
        </text:list-item>
      </text:list>
      <text:p text:style-name="Text_20_body">The scripts that build that database include mkviews.sql which creates a number of useful views and functions, including ones to provide a (somewhat simplified) edict-ish textual summary of an entry, list valid and invalid reading-kanji combinations based on table <text:span text:style-name="tblname">restr</text:span>, present meta-information about entries such as the number of kanji, readings and senses each has, and others. <text:s/>They are currently still in too much flux to document yet, but will be included in a future version of this paper. <text:s/></text:p>
      <text:p text:style-name="Text_20_body">In the meantime, the comments in pg/mkviews.sql may be useful. </text:p>
      <text:p text:style-name="Standard"/>
      <text:list text:style-name="Numbering_20_1" text:continue-numbering="true">
        <text:list-item>
          <text:h text:style-name="Heading_20_1" text:outline-level="1"><text:s/>Annotated Schema</text:h>
        </text:list-item>
      </text:list>
      <text:p text:style-name="Text_20_body">The Postgresql DDL statements below will create the tables described above. <text:s/>They are based on revision 1.13 (2007/02/27) of mktables.sql. <text:s/>As commonly happens, this documentation may lag behind the code and so should not be taken as definitive.<text:span text:style-name="Example"><text:line-break/></text:span></text:p>
      <text:p text:style-name="Text_20_body"><text:span text:style-name="Example">CREATE TABLE entr (<text:line-break/> <text:s text:c="3"/>id SERIAL NOT NULL PRIMARY KEY,<text:line-break/> <text:s text:c="5"/>-- Arbitrary and unique integer to identify entries within<text:line-break/> <text:s text:c="5"/>-- the database. <text:s/>We don't want to use </text:span><text:span text:style-name="Example"><text:span text:style-name="colname">seq</text:span></text:span><text:span text:style-name="Example"> as the PK because<text:line-break/> <text:s text:c="5"/>-- the database may include entries from non-JMdict sources<text:line-break/> <text:s text:c="5"/>-- (such as JMnedict) in the future and those source may not<text:line-break/> <text:s text:c="5"/>-- have seq numbers.<text:line-break/> <text:s text:c="5"/>-- All rows in other tables related to an entry will have a <text:line-break/> <text:s text:c="5"/>-- foreign key pointing to the entry's </text:span><text:span text:style-name="Example"><text:span text:style-name="colname">id</text:span></text:span><text:span text:style-name="Example"> value.<text:line-break/> <text:s text:c="3"/>src SMALLINT NOT NULL,<text:line-break/> <text:s text:c="5"/>-- Indicates where this entry came from (1=jmdict). <text:s/><text:line-break/> <text:s text:c="5"/>-- References </text:span><text:span text:style-name="Example"><text:span text:style-name="tblname">kwsrc</text:span></text:span><text:span text:style-name="Example">.<text:line-break/> <text:s text:c="3"/>seq INT NOT NULL,<text:line-break/> <text:s text:c="5"/>-- Sequence number. <text:s/>This number maps to the &lt;ent_seq&gt;<text:line-break/> <text:s text:c="5"/>-- element of the JMdict XML file, and is intended<text:line-break/> <text:s text:c="5"/>-- to be a stable identifier of a particular word. <text:s/>(The <text:line-break/> <text:s text:c="5"/>-- </text:span><text:span text:style-name="Example"><text:span text:style-name="colname">id</text:span></text:span><text:span text:style-name="Example"> column is *not* suitable for uses spanning either<text:line-break/> <text:s text:c="5"/>-- time or space.)</text:span></text:p>
      <text:p text:style-name="Text_20_body"><text:span text:style-name="Example"><text:s text:c="4"/>stat SMALLINT NOT NULL,<text:line-break/> <text:s text:c="5"/>-- References table </text:span><text:span text:style-name="Example"><text:span text:style-name="tblname">kwstat</text:span></text:span><text:span text:style-name="Example"> and indicates the status of this<text:line-break/> <text:s text:c="5"/>-- entry. <text:s/>Typical values are "active", "new", "modified".<text:line-break/> <text:s text:c="5"/>-- "delete pending", "deleted", etc.<text:line-break/> <text:s text:c="3"/>notes TEXT<text:line-break/> <text:s text:c="5"/>-- Arbitrary textual information about this entry. <text:s/>Will be<text:line-break/> <text:s text:c="5"/>-- displayed by applications.<text:line-break/> <text:s text:c="4"/>);<text:line-break/><text:line-break/>CREATE SEQUENCE seq <text:line-break/> <text:s text:c="5"/>-- This is a sequence for getting new </text:span><text:span text:style-name="Example"><text:span text:style-name="colname">entr.seq</text:span></text:span><text:span text:style-name="Example"> values. <text:s/>It is<text:line-break/> <text:s text:c="5"/>-- not </text:span><text:span text:style-name="Example"><text:span text:style-name="colname">entr.seq</text:span></text:span><text:span text:style-name="Example">'s default value and applications are expected<text:line-break/> <text:s text:c="5"/>-- to get new seq values and apply them when needed.<text:line-break/> <text:s text:c="5"/>-- MAXVALUE is &lt;9000000 in order not to intrude of the space <text:line-break/> <text:s text:c="5"/>-- reserved for the jis212 entries.<text:line-break/> <text:s text:c="3"/>INCREMENT 10 MINVALUE 1000000 MAXVALUE 8999999 <text:line-break/> <text:s text:c="5"/>NO CYCLE OWNED BY entr.seq;<text:line-break/><text:line-break/>CREATE TABLE rdng (<text:line-break/> <text:s text:c="5"/>-- Defines the reading (or other kana representation)<text:line-break/> <text:s text:c="5"/>-- of an entry. <text:s/>All entries are expected to have at <text:line-break/> <text:s text:c="5"/>-- least one reading row. <text:s/></text:span><text:span text:style-name="Example"><text:span text:style-name="Example">Maps to the JMdict XML element<text:line-break/> <text:s text:c="5"/>-- &lt;re_ele&gt;.</text:span></text:span><text:span text:style-name="Example"><text:line-break/> <text:s text:c="3"/>entr INT NOT NULL,<text:line-break/> <text:s text:c="5"/>-- FK to entr.id to identify the entry that this reading <text:line-break/> <text:s text:c="5"/>-- belongs to.<text:line-break/> <text:s text:c="3"/>rdng SMALLINT NOT NULL,<text:line-break/> <text:s text:c="5"/>-- Disambiguates and orders multiple readings in an entry.<text:line-break/> <text:s text:c="3"/>txt VARCHAR(2048) NOT NULL,<text:line-break/> <text:s text:c="5"/>-- The reading text. <text:s/>Should contain at least one kana <text:line-break/> <text:s text:c="5"/>-- character and should not contain any kanji characters.<text:line-break/> <text:s text:c="5"/>-- </text:span><text:span text:style-name="Example"><text:span text:style-name="Example">Maps to the JMdict XML element &lt;reb&gt;.</text:span></text:span><text:span text:style-name="Example"><text:line-break/> <text:s text:c="3"/>PRIMARY KEY(entr,rdng));<text:line-break/><text:line-break/>CREATE TABLE kanj (<text:line-break/> <text:s text:c="5"/>-- Defines a kanji text associated with an entry. <text:s/>An entries<text:line-break/> <text:s text:c="5"/>-- may not have any kanji rows. <text:s/>Maps to the JMdict XML element<text:line-break/> <text:s text:c="5"/>-- &lt;ke_ele&gt;.<text:line-break/> <text:s text:c="3"/>entr INT NOT NULL,<text:line-break/> <text:s text:c="5"/>-- FK to </text:span><text:span text:style-name="Example"><text:span text:style-name="colname">entr.id</text:span></text:span><text:span text:style-name="Example"> to identify the entry that this kanji <text:line-break/> <text:s text:c="5"/>-- string belongs to.<text:line-break/> <text:s text:c="3"/>kanj SMALLINT NOT NULL,<text:line-break/> <text:s text:c="5"/>-- Disambiguates and orders multiple kanji in an entry.<text:line-break/> <text:s text:c="3"/>txt VARCHAR(2048) NOT NULL,<text:line-break/> <text:s text:c="5"/>-- The kanji text. <text:s/>Should contain at least one kani <text:line-break/> <text:s text:c="5"/>-- character. <text:s/>Maps to the JMdict XML element &lt;keb&gt;.<text:line-break/> <text:s text:c="3"/>PRIMARY KEY(entr,kanj));</text:span></text:p>
      <text:p text:style-name="Text_20_body"><text:span text:style-name="Example"><text:line-break/>CREATE TABLE sens (<text:line-break/> <text:s text:c="5"/>-- Represents an individual sense in an entry. <text:s/>Maps to the <text:line-break/> <text:s text:c="5"/>-- the JMdict XML element &lt;sense&gt;.<text:line-break/> <text:s text:c="3"/>entr INT NOT NULL,<text:line-break/> <text:s text:c="5"/>-- FK to entr.id to identify the entry that this sense <text:line-break/> <text:s text:c="5"/>-- belongs to.<text:line-break/> <text:s text:c="3"/>sens SMALLINT NOT NULL,<text:line-break/> <text:s text:c="5"/>-- Disambiguates and orders multiple senses in an entry.<text:line-break/> <text:s text:c="3"/>notes TEXT,<text:line-break/> <text:s text:c="5"/>-- Arbitrary additional textual information pertaining to <text:line-break/> <text:s text:c="5"/>-- this sense. <text:s/>Maps to the JMdict XML &lt;s_info&gt; element.<text:line-break/> <text:s text:c="3"/>PRIMARY KEY(entr,sens));<text:line-break/><text:line-break/>CREATE TABLE gloss (<text:line-break/> <text:s text:c="5"/>-- Represents a gloss in a sense. <text:s/>Maps to the JMdict XML<text:line-break/> <text:s text:c="5"/>-- &lt;gloss&gt; element.<text:line-break/> <text:s text:c="3"/>entr INT NOT NULL,<text:line-break/> <text:s text:c="5"/>-- FK to </text:span><text:span text:style-name="Example"><text:span text:style-name="colname">entr.id</text:span></text:span><text:span text:style-name="Example"> to identify the entry this gloss belongs to.<text:line-break/> <text:s text:c="3"/>sens SMALLINT NOT NULL,<text:line-break/> <text:s text:c="5"/>-- FK to </text:span><text:span text:style-name="Example"><text:span text:style-name="colname">sens.sens</text:span></text:span><text:span text:style-name="Example"> to identify the sense this gloss belongs to.<text:line-break/> <text:s text:c="3"/>gloss SMALLINT NOT NULL,<text:line-break/> <text:s text:c="5"/>-- Disambiguates and orders multiple glosses in a sense.<text:line-break/> <text:s text:c="3"/>lang SMALLINT NOT NULL,<text:line-break/> <text:s text:c="5"/>-- FK to </text:span><text:span text:style-name="Example"><text:span text:style-name="colname">kwlang.id</text:span></text:span><text:span text:style-name="Example">. <text:s/>Language of this gloss.<text:line-break/> <text:s text:c="3"/>txt VARCHAR(2048) NOT NULL,<text:line-break/> <text:s text:c="5"/>-- The gloss text.<text:line-break/> <text:s text:c="3"/>notes TEXT,<text:line-break/> <text:s text:c="5"/>-- Arbitrary additional textual information pertaining to <text:line-break/> <text:s text:c="5"/>-- this gloss. <text:s/><text:line-break/> <text:s text:c="3"/>PRIMARY KEY(entr,sens,gloss));<text:line-break/><text:line-break/>CREATE TABLE xref (<text:line-break/> <text:s text:c="5"/>-- Models various types of cross-references between entries (or<text:line-break/> <text:s text:c="5"/>-- more accurately, between senses of entries.) <text:s/>Maps approximately<text:line-break/> <text:s text:c="5"/>-- to JMdict XML elements &lt;xref&gt; and &lt;ant&gt;.<text:line-break/> <text:s text:c="3"/>entr INT NOT NULL,<text:line-break/> <text:s text:c="5"/>-- FK to </text:span><text:span text:style-name="Example"><text:span text:style-name="colname">entr.id</text:span></text:span><text:span text:style-name="Example">. <text:s/>Identifies the entry this cross-reference<text:line-break/> <text:s text:c="5"/>-- belongs to.<text:line-break/> <text:s text:c="3"/>sens SMALLINT NOT NULL,<text:line-break/> <text:s text:c="5"/>-- FK to </text:span><text:span text:style-name="Example"><text:span text:style-name="colname">sens.id</text:span></text:span><text:span text:style-name="Example">. <text:s/>Identifies the sense this cross-reference<text:line-break/> <text:s text:c="5"/>-- belongs to.<text:line-break/> <text:s text:c="3"/>xentr INT NOT NULL,<text:line-break/> <text:s text:c="5"/>-- FK to </text:span><text:span text:style-name="Example"><text:span text:style-name="colname">entr.id</text:span></text:span><text:span text:style-name="Example">. <text:s/>Identifies the entry this cross-reference<text:line-break/> <text:s text:c="5"/>-- points to.<text:line-break/> <text:s text:c="3"/>xsens SMALLINT NOT NULL,<text:line-break/> <text:s text:c="5"/>-- FK to </text:span><text:span text:style-name="Example"><text:span text:style-name="colname">sens.id</text:span></text:span><text:span text:style-name="Example">. <text:s/>Identifies the sense this cross-reference<text:line-break/> <text:s text:c="5"/>-- points to.<text:line-break/> <text:s text:c="3"/>typ SMALLINT NOT NULL,<text:line-break/> <text:s text:c="5"/>-- FK to </text:span><text:span text:style-name="Example"><text:span text:style-name="colname">kwxref.id</text:span></text:span><text:span text:style-name="Example">. <text:s/>Identifies the type of cross reference.<text:line-break/> <text:s text:c="3"/>notes TEXT,<text:line-break/> <text:s text:c="5"/>-- Additional textual information pertaining to this cross-<text:line-break/> <text:s text:c="5"/>-- reference for display to user when this cross-reference<text:line-break/> <text:s text:c="5"/>-- is displayed.<text:line-break/> <text:s text:c="3"/>PRIMARY KEY (entr,sens,xentr,xsens,typ));</text:span></text:p>
      <text:p text:style-name="Text_20_body"><text:span text:style-name="Example"><text:line-break/>CREATE TABLE hist (<text:line-break/> <text:s text:c="5"/>-- This table maintains a series of history records for each<text:line-break/> <text:s text:c="5"/>-- entry that documents significant changes to the entry.<text:line-break/> <text:s text:c="5"/>-- Maps roughly to JMdict element &lt;audit&gt;.<text:line-break/> <text:s text:c="3"/>entr INT NOT NULL,<text:line-break/> <text:s text:c="5"/>-- FK to </text:span><text:span text:style-name="Example"><text:span text:style-name="colname">entr.id</text:span></text:span><text:span text:style-name="Example">. <text:s/>Identifies the entry this history record<text:line-break/> <text:s text:c="5"/>-- belongs to.<text:line-break/> <text:s text:c="3"/>hist SMALLINT NOT NULL,<text:line-break/></text:span><text:span text:style-name="Example"><text:span text:style-name="Example"> <text:s text:c="5"/>-- Disambiguates and orders multiple hist records with an entry.</text:span></text:span><text:span text:style-name="Example"><text:line-break/> <text:s text:c="3"/>stat SMALLINT NOT NULL,<text:line-break/> <text:s text:c="5"/>-- FK to </text:span><text:span text:style-name="Example"><text:span text:style-name="colname">kwstat.id</text:span></text:span><text:span text:style-name="Example">. <text:s/>Status of entry before the change this<text:line-break/> <text:s text:c="5"/>-- record documents was made.<text:line-break/> <text:s text:c="3"/>dt TIMESTAMP WITH TIME ZONE NOT NULL DEFAULT NOW(),<text:line-break/> <text:s text:c="5"/>-- Date and time changes were made.<text:line-break/> <text:s text:c="3"/>who VARCHAR(250),<text:line-break/> <text:s text:c="5"/>-- Text string describing the user who made the changes.<text:line-break/> <text:s text:c="3"/>diff TEXT,<text:line-break/> <text:s text:c="5"/>-- Text string that documents the difference between the original<text:line-break/> <text:s text:c="5"/>-- and changed entries.<text:line-break/> <text:s text:c="3"/>notes TEXT<text:line-break/> <text:s text:c="5"/>-- Additional textual information pertaining to this change.<text:line-break/> <text:s text:c="5"/>);<text:line-break/><text:line-break/>CREATE TABLE audio (<text:line-break/> <text:s text:c="5"/>-- Represents a sound clip that is an audio version of a reading.<text:line-break/> <text:s text:c="3"/>entr INT NOT NULL,<text:line-break/> <text:s text:c="5"/>-- FK to </text:span><text:span text:style-name="Example"><text:span text:style-name="colname">entr.id</text:span></text:span><text:span text:style-name="Example">. <text:s/>Identifies the entry this audio record<text:line-break/> <text:s text:c="5"/>-- belongs to.<text:line-break/> <text:s text:c="3"/>rdng SMALLINT NOT NULL,<text:line-break/> <text:s text:c="5"/>-- FK to </text:span><text:span text:style-name="Example"><text:span text:style-name="colname">rdng.rdng</text:span></text:span><text:span text:style-name="Example">. <text:s/>Identifies the reading this audio record<text:line-break/> <text:s text:c="5"/>-- belongs to.<text:line-break/> <text:s text:c="3"/>audio SMALL INT NOT NULL,<text:line-break/></text:span><text:span text:style-name="Example"><text:span text:style-name="Example"> <text:s text:c="5"/>-- Disambiguates and orders multiple audio records within an entry.<text:line-break/></text:span></text:span><text:span text:style-name="Example"> <text:s text:c="3"/>fname VARCHAR(255) NOT NULL,<text:line-break/> <text:s text:c="5"/>-- Filename (including path) of file containing the sound clip. <text:line-break/> <text:s text:c="3"/>strt INT NOT NULL,<text:line-break/> <text:s text:c="5"/>-- Time in milliseconds to the start of the sound clip in the <text:line-break/> <text:s text:c="5"/>-- file.<text:line-break/> <text:s text:c="3"/>leng INT NOT NULL);<text:line-break/> <text:s text:c="5"/>-- Length of the sound clip in milliseconds.<text:line-break/><text:line-break/>CREATE TABLE editor (<text:line-break/> <text:s text:c="5"/>-- Rows in this table describe authenticated <text:s/>editors.<text:line-break/> <text:s text:c="5"/>-- This table's design has not been finalized yet.<text:line-break/> <text:s text:c="3"/>id SERIAL NOT NULL PRIMARY KEY,<text:line-break/> <text:s text:c="5"/>-- Arbitrary and unique integer to identify editors. <text:line-break/> <text:s text:c="3"/>name VARCHAR(80) NOT NULL,<text:line-break/> <text:s text:c="5"/>-- Editor's name.<text:line-break/> <text:s text:c="3"/>email VARCHAR(250),<text:line-break/> <text:s text:c="5"/>-- Editor's email address.<text:line-break/> <text:s text:c="3"/>notes TEXT);<text:line-break/><text:line-break/>CREATE TABLE xresolv (<text:line-break/> <text:s text:c="5"/>-- This table is used only during loading the database from<text:line-break/> <text:s text:c="5"/>-- a JMdict XML file. <text:s/>It holds xref strings prior to resoling<text:line-break/> <text:s text:c="5"/>-- them to actual entry/senses.<text:line-break/> <text:s text:c="3"/>entr INT NOT NULL,<text:line-break/> <text:s text:c="3"/>sens SMALLINT NOT NULL,<text:line-break/> <text:s text:c="3"/>typ SMALLINT NOT NULL,<text:line-break/> <text:s text:c="3"/>txt VARCHAR(250) NOT NULL);<text:line-break/><text:line-break/><text:line-break/>CREATE TABLE freq (<text:line-break/> <text:s text:c="5"/>-- Contains frequency-of-use items from the JMdict XML &lt;ke_pri&gt;<text:line-break/> <text:s text:c="5"/>-- &lt;re_pri&gt; elements, and other sources.<text:line-break/> <text:s text:c="3"/>entr INT NOT NULL,<text:line-break/> <text:s text:c="5"/>-- FK to </text:span><text:span text:style-name="Example"><text:span text:style-name="colname">entr.id</text:span></text:span><text:span text:style-name="Example">. <text:s/>Identifies the entry this datum is associated<text:line-break/> <text:s text:c="5"/>-- with.<text:line-break/> <text:s text:c="3"/>rdng SMALLINT NULL,<text:line-break/> <text:s text:c="5"/>-- FK to </text:span><text:span text:style-name="Example"><text:span text:style-name="colname">rdng.rdng</text:span></text:span><text:span text:style-name="Example">. <text:s/>Identifies the reading item that this datum<text:line-break/> <text:s text:c="5"/>-- applies to. <text:s/>May be NULL if it applies to only a kanji element.<text:line-break/> <text:s text:c="3"/>kanj SMALLINT NULL,<text:line-break/> <text:s text:c="5"/>-- FK to </text:span><text:span text:style-name="Example"><text:span text:style-name="colname">kanj.kanj</text:span></text:span><text:span text:style-name="Example">. <text:s/>Identifies the kanji item that this datum<text:line-break/> <text:s text:c="5"/>-- applies to. <text:s/>May be NULL if it applies to only a reading element.<text:line-break/> <text:s text:c="3"/>kw SMALLINT NOT NULL,<text:line-break/> <text:s text:c="5"/>-- FK to </text:span><text:span text:style-name="Example"><text:span text:style-name="colname">kwfreq.id</text:span></text:span><text:span text:style-name="Example">. <text:s/>Identifies the FoU scale in table </text:span><text:span text:style-name="Example"><text:span text:style-name="tblname">kwfreq</text:span></text:span><text:span text:style-name="Example">.<text:line-break/> <text:s text:c="3"/>value INT,<text:line-break/> <text:s text:c="5"/>-- The value of the datum on the scale identified by </text:span><text:span text:style-name="Example"><text:span text:style-name="colname">kw</text:span></text:span><text:span text:style-name="Example">.<text:line-break/> <text:s text:c="3"/>UNIQUE (entr,rdng,kanj,kw),<text:line-break/> <text:s text:c="3"/>CHECK (rdng NOTNULL OR kanj NOTNULL));<text:line-break/><text:line-break/>CREATE TABLE dial (<text:line-break/> <text:s text:c="5"/>-- Provides lists of dialects for entries. <text:s/>This information<text:line-break/> <text:s text:c="5"/>-- corresponds to the JMdict XML &lt;dial&gt; element.<text:line-break/> <text:s text:c="3"/>entr INT NOT NULL,<text:line-break/> <text:s text:c="5"/>-- FK to </text:span><text:span text:style-name="Example"><text:span text:style-name="colname">entr.id</text:span></text:span><text:span text:style-name="Example">. <text:s/>Identifies entry that dialect applies to.<text:line-break/> <text:s text:c="3"/>kw SMALLINT NOT NULL,<text:line-break/> <text:s text:c="5"/>-- FK to </text:span><text:span text:style-name="Example"><text:span text:style-name="colname">kwdial.id</text:span></text:span><text:span text:style-name="Example">. <text:s/>Identifies the dialect keyword.<text:line-break/> <text:s text:c="3"/>PRIMARY KEY (entr,kw));<text:line-break/><text:line-break/>CREATE TABLE fld (<text:line-break/> <text:s text:c="5"/>-- Provides lists of fields for entries. <text:s/>This information<text:line-break/> <text:s text:c="5"/>-- corresponds to the JMdict XML &lt;field&gt; element.<text:line-break/> <text:s text:c="3"/>entr INT NOT NULL,<text:line-break/> <text:s text:c="5"/>-- FK to </text:span><text:span text:style-name="Example"><text:span text:style-name="colname">entr.id</text:span></text:span><text:span text:style-name="Example">. <text:s/>Identifies entry that field applies to.<text:line-break/> <text:s text:c="3"/>sens SMALLINT NOT NULL,<text:line-break/> <text:s text:c="5"/>-- FK to </text:span><text:span text:style-name="Example"><text:span text:style-name="colname">sens.sens</text:span></text:span><text:span text:style-name="Example">. <text:s/>Identifies the sense that field applies to.<text:line-break/> <text:s text:c="3"/>kw SMALLINT NOT NULL,<text:line-break/> <text:s text:c="5"/>-- FK to </text:span><text:span text:style-name="Example"><text:span text:style-name="colname">kwfld.id</text:span></text:span><text:span text:style-name="Example">. <text:s/>Identifies the field keyword.<text:line-break/> <text:s text:c="3"/>PRIMARY KEY (entr,sens,kw));<text:line-break/><text:line-break/>CREATE TABLE kinf (<text:line-break/> <text:s text:c="5"/>-- Provides lists of kanji info tags for kanji items. <text:s/>This<text:line-break/> <text:s text:c="5"/>-- information corresponds to the JMdict XML &lt;ke_inf&gt; element.<text:line-break/> <text:s text:c="3"/>entr INT NOT NULL,<text:line-break/> <text:s text:c="5"/>-- FK to </text:span><text:span text:style-name="Example"><text:span text:style-name="colname">entr.id</text:span></text:span><text:span text:style-name="Example">. <text:s/>Identifies entry that the kinf tag applies to.<text:line-break/> <text:s text:c="3"/>kanj SMALLINT NOT NULL,<text:line-break/> <text:s text:c="5"/>-- FK to </text:span><text:span text:style-name="Example"><text:span text:style-name="colname">kanj.kanj</text:span></text:span><text:span text:style-name="Example">. <text:s/>Identifies the kanji item that kinf tag<text:line-break/> <text:s text:c="5"/>-- applies to.<text:line-break/> <text:s text:c="3"/>kw SMALLINT NOT NULL,<text:line-break/> <text:s text:c="5"/>-- FK to </text:span><text:span text:style-name="Example"><text:span text:style-name="colname">kwkinf.id</text:span></text:span><text:span text:style-name="Example">. <text:s/>Identifies the kanji info keyword.<text:line-break/> <text:s text:c="3"/>PRIMARY KEY (entr,kanj,kw));<text:line-break/><text:line-break/>CREATE TABLE lang (<text:line-break/> <text:s text:c="5"/>-- Provides lists of (source) language for entries. <text:s/>This<text:line-break/> <text:s text:c="5"/>-- information corresponds to the JMdict XML &lt;lang&gt; element.<text:line-break/> <text:s text:c="3"/>entr INT NOT NULL,<text:line-break/> <text:s text:c="5"/>-- FK to </text:span><text:span text:style-name="Example"><text:span text:style-name="colname">entr.id</text:span></text:span><text:span text:style-name="Example">. <text:s/>Identifies entry that field applies to.<text:line-break/> <text:s text:c="3"/>kw SMALLINT NOT NULL,<text:line-break/> <text:s text:c="5"/>-- FK to </text:span><text:span text:style-name="Example"><text:span text:style-name="colname">kwlang.id</text:span></text:span><text:span text:style-name="Example">. <text:s/>Identifies the language keyword.<text:line-break/> <text:s text:c="3"/>PRIMARY KEY (entr,kw));<text:line-break/><text:line-break/>CREATE TABLE misc (<text:line-break/> <text:s text:c="5"/>-- Provides lists of misc tags for senses. <text:s/>This information<text:line-break/> <text:s text:c="5"/>-- corresponds to the JMdict XML &lt;misc&gt; element.<text:line-break/> <text:s text:c="3"/>entr INT NOT NULL,<text:line-break/> <text:s text:c="5"/>-- FK to </text:span><text:span text:style-name="Example"><text:span text:style-name="colname">entr.id</text:span></text:span><text:span text:style-name="Example">. <text:s/>Identifies entry that misc tag applies to.<text:line-break/> <text:s text:c="3"/>sens SMALLINT NOT NULL,<text:line-break/> <text:s text:c="5"/>-- FK to </text:span><text:span text:style-name="Example"><text:span text:style-name="colname">sens.sens</text:span></text:span><text:span text:style-name="Example">. <text:s/>Identifies the sense that misc tag applies to.<text:line-break/> <text:s text:c="3"/>kw SMALLINT NOT NULL,<text:line-break/> <text:s text:c="4"/>-- FK to </text:span><text:span text:style-name="Example"><text:span text:style-name="colname">kwmisc.id</text:span></text:span><text:span text:style-name="Example">. <text:s/>Identifies the misc keyword.<text:line-break/> <text:s text:c="3"/>PRIMARY KEY (entr,sens,kw));<text:line-break/><text:line-break/>CREATE TABLE pos (<text:line-break/> <text:s text:c="5"/>-- Provides lists of pos (part-of-speech) tags for senses. <text:s/><text:line-break/> <text:s text:c="5"/>-- This information corresponds to the JMdict XML &lt;pos&gt; element.<text:line-break/> <text:s text:c="3"/>entr INT NOT NULL,<text:line-break/> <text:s text:c="5"/>-- FK to </text:span><text:span text:style-name="Example"><text:span text:style-name="colname">entr.id</text:span></text:span><text:span text:style-name="Example">. <text:s/>Identifies entry that pos tag applies to.<text:line-break/> <text:s text:c="3"/>sens SMALLINT NOT NULL,<text:line-break/> <text:s text:c="5"/>-- FK to </text:span><text:span text:style-name="Example"><text:span text:style-name="colname">sens.sens</text:span></text:span><text:span text:style-name="Example">. <text:s/>Identifies the sense that pos tag applies to.<text:line-break/> <text:s text:c="3"/>kw SMALLINT <text:s/>NOT NULL,<text:line-break/> <text:s text:c="4"/>-- FK to </text:span><text:span text:style-name="Example"><text:span text:style-name="colname">kwpos.id</text:span></text:span><text:span text:style-name="Example">. <text:s/>Identifies the pos keyword.<text:line-break/> <text:s text:c="3"/>PRIMARY KEY (entr,sens,kw));<text:line-break/><text:line-break/>CREATE TABLE rinf (<text:line-break/> <text:s text:c="5"/>-- Provides lists of reading info tags for reading items. <text:s/>This<text:line-break/> <text:s text:c="5"/>-- information corresponds to the JMdict XML &lt;re_inf&gt; element.<text:line-break/> <text:s text:c="3"/>entr INT NOT NULL,<text:line-break/> <text:s text:c="5"/>-- FK to </text:span><text:span text:style-name="Example"><text:span text:style-name="colname">entr.id</text:span></text:span><text:span text:style-name="Example">. <text:s/>Identifies entry that the rinf tag applies to.<text:line-break/> <text:s text:c="3"/>rdng SMALLINT NOT NULL,<text:line-break/> <text:s text:c="5"/>-- FK to </text:span><text:span text:style-name="Example"><text:span text:style-name="colname">rdng.rdng</text:span></text:span><text:span text:style-name="Example">. <text:s/>Identifies the reading item that rinf tag<text:line-break/> <text:s text:c="5"/>-- applies to.<text:line-break/> <text:s text:c="2"/>kw SMALLINT NOT NULL,<text:line-break/> <text:s text:c="5"/>-- FK to </text:span><text:span text:style-name="Example"><text:span text:style-name="colname">kwrinf.id</text:span></text:span><text:span text:style-name="Example">. <text:s/>Identifies the reading info keyword.<text:line-break/> <text:s text:c="3"/>PRIMARY KEY (entr,rdng,kw));<text:line-break/><text:line-break/><text:line-break/><text:line-break/>CREATE TABLE restr (<text:line-break/> <text:s text:c="5"/>-- Lists invalid pairs of reading and kanji elements.<text:line-break/> <text:s text:c="5"/>-- Note that this is the inverse of the representation in JMdict<text:line-break/> <text:s text:c="5"/>-- </text:span><text:span text:style-name="Example"><text:span text:style-name="Example">XML </text:span></text:span><text:span text:style-name="Example">file where &lt;restr&gt; elements list the _valid_ pairs.<text:line-break/> <text:s text:c="3"/>entr INT NOT NULL,<text:line-break/> <text:s text:c="5"/>-- FK to </text:span><text:span text:style-name="Example"><text:span text:style-name="colname">entr.id</text:span></text:span><text:span text:style-name="Example">. <text:s/>Identifies entry that the restriction applies to.<text:line-break/> <text:s text:c="3"/>rdng SMALLINT NOT NULL,<text:line-break/> <text:s text:c="5"/>-- FK to </text:span><text:span text:style-name="Example"><text:span text:style-name="colname">rdng.rdng</text:span></text:span><text:span text:style-name="Example">. <text:s/>Identifies the reading within the entry that <text:line-break/> <text:s text:c="5"/>-- </text:span><text:span text:style-name="Example"><text:span text:style-name="Example">the </text:span></text:span><text:span text:style-name="Example">restriction applies to.<text:line-break/> <text:s text:c="3"/>kanj SMALLINT NOT NULL,<text:line-break/> <text:s text:c="5"/>-- FK to </text:span><text:span text:style-name="Example"><text:span text:style-name="colname">kanj.kanj</text:span></text:span><text:span text:style-name="Example">. <text:s/>Identifies the kanji within the entry that the <text:line-break/> <text:s text:c="5"/>-- restriction applies to.<text:line-break/> <text:s text:c="3"/>PRIMARY KEY (entr,rdng,kanj));<text:line-break/><text:line-break/>CREATE TABLE stagr (<text:line-break/> <text:s text:c="5"/>-- Lists invalid pairs of sense and reading elements.<text:line-break/> <text:s text:c="5"/>-- Note that this is the inverse of the representation in JMdict<text:line-break/> <text:s text:c="5"/>-- </text:span><text:span text:style-name="Example"><text:span text:style-name="Example">XML </text:span></text:span><text:span text:style-name="Example">file where &lt;stagr&gt; elements list the _valid_ pairs.<text:line-break/> <text:s text:c="3"/>entr INT NOT NULL,<text:line-break/> <text:s text:c="5"/>-- FK to </text:span><text:span text:style-name="Example"><text:span text:style-name="colname">entr.id</text:span></text:span><text:span text:style-name="Example">. <text:s/>Identifies entry that the restriction applies to.<text:line-break/> <text:s text:c="3"/>sens SMALLINT NOT NULL,<text:line-break/> <text:s text:c="5"/>-- FK to </text:span><text:span text:style-name="Example"><text:span text:style-name="colname">sens.sens</text:span></text:span><text:span text:style-name="Example">. <text:s/>Identifies the sense within the entry that <text:line-break/> <text:s text:c="5"/>-- </text:span><text:span text:style-name="Example"><text:span text:style-name="Example">the </text:span></text:span><text:span text:style-name="Example">restriction applies to.<text:line-break/> <text:s text:c="2"/>rdng SMALLINT NOT NULL,<text:line-break/> <text:s text:c="5"/>-- FK to </text:span><text:span text:style-name="Example"><text:span text:style-name="colname">rdng.rdng</text:span></text:span><text:span text:style-name="Example">. <text:s/>Identifies the reading within the entry that <text:s/><text:line-break/> <text:s text:c="5"/>-- the restriction applies to.<text:line-break/> <text:s text:c="3"/>PRIMARY KEY (entr,sens,rdng));<text:line-break/><text:line-break/>CREATE TABLE stagk (<text:line-break/> <text:s text:c="5"/>-- Lists invalid pairs of sense and kanji elements.<text:line-break/> <text:s text:c="5"/>-- Note that this is the inverse of the representation in JMdict <text:line-break/> <text:s text:c="5"/>-- XML file where &lt;stagk&gt; elements list the _valid_ pairs.<text:line-break/> <text:s text:c="3"/>entr INT NOT NULL,<text:line-break/> <text:s text:c="5"/>-- FK to </text:span><text:span text:style-name="Example"><text:span text:style-name="colname">entr.id</text:span></text:span><text:span text:style-name="Example">. <text:s/>Identifies entry that the restriction applies to.<text:line-break/> <text:s text:c="3"/>sens SMALLINT NOT NULL,<text:line-break/> <text:s text:c="5"/>-- FK to </text:span><text:span text:style-name="Example"><text:span text:style-name="colname">sens.sens</text:span></text:span><text:span text:style-name="Example">. <text:s/>Identifies the sense within the entry that <text:s/><text:line-break/> <text:s text:c="5"/>-- the restriction applies to.<text:line-break/> <text:s text:c="3"/>kanj SMALLINT NOT NULL,<text:line-break/> <text:s text:c="5"/>-- FK to </text:span><text:span text:style-name="Example"><text:span text:style-name="colname">kanj.kanj</text:span></text:span><text:span text:style-name="Example">. <text:s/>Identifies the kanji within the entry that <text:s/><text:line-break/> <text:s text:c="5"/>-- the restriction applies to.<text:line-break/> <text:s text:c="3"/>PRIMARY KEY (entr,sens,kanj));<text:line-break/><text:line-break/><text:line-break/><text:line-break/>-- All keyword tables names' start with "kw" and have the<text:line-break/>-- same structure. <text:s/>The primary key is a small integer <text:line-break/>-- and that is what is used in other table to refer to a<text:line-break/>-- keyword. <text:s/>he other two columns, 'kw' and 'descr' provide<text:line-break/>-- a short text abbreviation, and a longer textual description<text:line-break/>-- for use in displays to users.<text:line-break/><text:line-break/>CREATE TABLE kwdial (<text:line-break/> <text:s text:c="3"/>id SMALLINT PRIMARY KEY,<text:line-break/> <text:s text:c="3"/>kw VARCHAR(20) NOT NULL UNIQUE,<text:line-break/> <text:s text:c="3"/>descr VARCHAR(255));<text:line-break/><text:line-break/>CREATE TABLE kwfreq (<text:line-break/> <text:s text:c="3"/>id SMALLINT PRIMARY KEY,<text:line-break/> <text:s text:c="3"/>kw VARCHAR(20) NOT NULL UNIQUE,<text:line-break/> <text:s text:c="3"/>descr VARCHAR(255));<text:line-break/><text:line-break/>CREATE TABLE kwfld (<text:line-break/> <text:s text:c="3"/>id SMALLINT PRIMARY KEY,<text:line-break/> <text:s text:c="3"/>kw VARCHAR(20) NOT NULL UNIQUE,<text:line-break/> <text:s text:c="3"/>descr VARCHAR(255));<text:line-break/><text:line-break/>CREATE TABLE kwkinf (<text:line-break/> <text:s text:c="3"/>id SMALLINT PRIMARY KEY,<text:line-break/> <text:s text:c="3"/>kw VARCHAR(20) NOT NULL,<text:line-break/> <text:s text:c="5"/>-- 'kw' not declared UNIQUE because there are some<text:line-break/> <text:s text:c="5"/>-- rows where kw differs only in case, and this (at<text:line-break/> <text:s text:c="5"/>-- in some of the locales used during testing) violated<text:line-break/> <text:s text:c="5"/>-- the unique constraint.<text:line-break/> <text:s text:c="3"/>descr VARCHAR(255));<text:line-break/><text:line-break/>CREATE TABLE kwlang (<text:line-break/> <text:s text:c="3"/>id SMALLINT PRIMARY KEY,<text:line-break/> <text:s text:c="3"/>kw VARCHAR(20) NOT NULL UNIQUE,<text:line-break/> <text:s text:c="3"/>descr VARCHAR(255));<text:line-break/><text:line-break/>CREATE TABLE kwmisc (<text:line-break/> <text:s text:c="3"/>id SMALLINT PRIMARY KEY,<text:line-break/> <text:s text:c="3"/>kw VARCHAR(20) NOT NULL,<text:line-break/> <text:s text:c="5"/>-- 'kw' not declared UNIQUE because there are some<text:line-break/> <text:s text:c="5"/>-- rows where kw differs only in case, and this (at<text:line-break/> <text:s text:c="5"/>-- in some of the locales used during testing) violated<text:line-break/> <text:s text:c="5"/>-- the unique constraint.<text:line-break/> <text:s text:c="3"/>descr VARCHAR(255));<text:line-break/><text:line-break/>CREATE TABLE kwpos (<text:line-break/> <text:s text:c="3"/>id SMALLINT PRIMARY KEY,<text:line-break/> <text:s text:c="3"/>kw VARCHAR(20) NOT NULL UNIQUE,<text:line-break/> <text:s text:c="3"/>descr VARCHAR(255));<text:line-break/><text:line-break/>CREATE TABLE kwrinf (<text:line-break/> <text:s text:c="3"/>id SMALLINT PRIMARY KEY,<text:line-break/> <text:s text:c="3"/>kw VARCHAR(20) NOT NULL UNIQUE,<text:line-break/> <text:s text:c="3"/>descr VARCHAR(255));<text:line-break/><text:line-break/>CREATE TABLE kwsrc (<text:line-break/> <text:s text:c="3"/>id SMALLINT PRIMARY KEY,<text:line-break/> <text:s text:c="3"/>kw VARCHAR(20) NOT NULL UNIQUE,<text:line-break/> <text:s text:c="3"/>descr VARCHAR(255));<text:line-break/><text:line-break/>CREATE TABLE kwstat (<text:line-break/> <text:s text:c="3"/>id SMALLINT PRIMARY KEY,<text:line-break/> <text:s text:c="3"/>kw VARCHAR(20) NOT NULL UNIQUE,<text:line-break/> <text:s text:c="3"/>descr VARCHAR(255));<text:line-break/><text:line-break/>CREATE TABLE kwxref (<text:line-break/> <text:s text:c="3"/>id SMALLINT PRIMARY KEY,<text:line-break/> <text:s text:c="3"/>kw VARCHAR(20) NOT NULL UNIQUE,<text:line-break/> <text:s text:c="3"/>descr VARCHAR(25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DejaVu LGC Sans Mono" svg:font-family="'DejaVu LGC Sans Mono'"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DejaVu LGC Sans" svg:font-family="'DejaVu LGC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81in" style:writing-mode="page"/>
      <style:text-properties style:use-window-font-color="true" style:font-name="Thorndale" fo:font-size="12pt" fo:language="en" fo:country="US" style:font-name-asian="Andale Sans UI" style:font-size-asian="12pt" style:language-asian="ja" style:country-asian="JP"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in" fo:margin-right="0in" fo:margin-top="0in" fo:margin-bottom="0.2in" fo:text-indent="0in" style:auto-text-indent="false"/>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fo:font-size="14pt" style:font-size-asian="14pt" style:font-size-complex="14pt"/>
    </style:style>
    <style:style style:name="Heading_20_1" style:display-name="Heading 1" style:family="paragraph" style:parent-style-name="Heading" style:next-style-name="Text_20_body" style:list-style-name="Numbering_20_1" style:class="text" style:master-page-name="" style:default-outline-level="1">
      <style:paragraph-properties fo:margin-top="0.1701in" fo:margin-bottom="0.0799in" fo:break-before="page" fo:keep-with-next="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default-outline-level="2">
      <style:paragraph-properties fo:margin-top="0.1701in" fo:margin-bottom="0.0799in"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_20_Start" style:display-name="List 2 Start" style:family="paragraph" style:parent-style-name="List" style:class="list">
      <style:paragraph-properties fo:margin-left="0.5in" fo:margin-right="0in" fo:margin-top="0in" fo:margin-bottom="0.0799in" fo:text-indent="-0.25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master-page-name="">
      <style:paragraph-properties fo:margin-left="0.2in" fo:margin-right="0in" fo:text-indent="-0.2in" style:auto-text-indent="false" fo:background-color="transparent" text:number-lines="false" text:line-number="0">
        <style:tab-stops/>
        <style:background-image/>
      </style:paragraph-properties>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fo:text-indent="0in" style:auto-text-indent="false">
        <style:tab-stops>
          <style:tab-stop style:position="5.7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5.5709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DejaVu LGC Sans Mono"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text-properties fo:text-transform="capitalize" fo:font-size="14pt"/>
    </style:style>
    <style:style style:name="Appendix_20_Title" style:display-name="Appendix Title" style:family="paragraph" style:next-style-name="Text_20_body" style:master-page-name="">
      <style:paragraph-properties fo:line-height="200%"/>
      <style:text-properties fo:text-transform="capitalize" fo:font-size="14pt"/>
    </style:style>
    <style:style style:name="Section1_20_Title" style:display-name="Section1 Title" style:family="paragraph" style:next-style-name="Text_20_body" style:master-page-name="">
      <style:paragraph-properties fo:line-height="200%"/>
      <style:text-properties fo:text-transform="capitalize" fo:font-size="14pt"/>
    </style:style>
    <style:style style:name="Section2_20_Title" style:display-name="Section2 Title" style:family="paragraph" style:next-style-name="Text_20_body" style:master-page-name="">
      <style:paragraph-properties fo:line-height="200%"/>
      <style:text-properties fo:text-transform="capitalize" fo:font-size="13pt"/>
    </style:style>
    <style:style style:name="Section3_20_Title" style:display-name="Section3 Title" style:family="paragraph" style:next-style-name="Text_20_body" style:master-page-name="">
      <style:paragraph-properties fo:line-height="200%"/>
      <style:text-properties fo:text-transform="capitalize" fo:font-size="12pt"/>
    </style:style>
    <style:style style:name="Section4_20_Title" style:display-name="Section4 Title" style:family="paragraph" style:next-style-name="Text_20_body" style:master-page-name="">
      <style:paragraph-properties fo:line-height="200%"/>
      <style:text-properties fo:text-transform="capitalize" fo:font-size="12pt"/>
    </style:style>
    <style:style style:name="Section5_20_Title" style:display-name="Section5 Title" style:family="paragraph" style:next-style-name="Text_20_body" style:master-page-name="">
      <style:paragraph-properties fo:line-height="200%"/>
      <style:text-properties fo:text-transform="capitalize" fo:font-size="12pt"/>
    </style:style>
    <style:style style:name="Document_20_Title" style:display-name="Document Title" style:family="paragraph" style:parent-style-name="Standard" style:next-style-name="Document_20_SubTitle">
      <style:paragraph-properties fo:text-align="center" style:justify-single-word="false"/>
      <style:text-properties fo:font-size="20pt"/>
    </style:style>
    <style:style style:name="Document_20_SubTitle" style:display-name="Document SubTitle" style:family="paragraph" style:parent-style-name="Document_20_Title" style:next-style-name="Text_20_body">
      <style:text-properties fo:font-size="14pt"/>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1.1811in" fo:margin-right="0in" fo:text-indent="0in" style:auto-text-indent="false">
        <style:tab-stops>
          <style:tab-stop style:position="0in"/>
        </style:tab-stops>
      </style:paragraph-properties>
    </style:style>
    <style:style style:name="VarList_20_Term" style:display-name="VarList Term" style:family="paragraph" style:parent-style-name="Text_20_body" style:list-style-name="Var_20_List" style:class="text">
      <style:paragraph-properties fo:margin-left="0.3937in" fo:margin-right="0in" fo:text-indent="-1.7717in" style:auto-text-indent="false">
        <style:tab-stops>
          <style:tab-stop style:position="0in"/>
        </style:tab-stops>
      </style:paragraph-properties>
    </style:style>
    <style:style style:name="psql" style:family="paragraph" style:parent-style-name="Standard" style:class="text" style:master-page-name="">
      <style:paragraph-properties fo:margin-left="0in" fo:margin-right="0in" fo:margin-top="0in" fo:margin-bottom="0.2in" fo:keep-together="always" fo:orphans="0" fo:widows="0" fo:text-indent="0in" style:auto-text-indent="false" fo:background-color="#e6e6ff" fo:padding="0.0201in" fo:border="0.0008in solid #000000" style:shadow="none" fo:keep-with-next="always">
        <style:tab-stops/>
        <style:background-image/>
      </style:paragraph-properties>
      <style:text-properties style:font-name="Courier New" fo:font-size="9pt" style:font-name-asian="Courier New" style:font-size-asian="9pt" style:font-size-complex="9pt"/>
    </style:style>
    <style:style style:name="psqlTiny" style:family="paragraph" style:parent-style-name="psql" style:class="text">
      <style:text-properties fo:font-size="8pt"/>
    </style:style>
    <style:style style:name="Footnote_20_Symbol" style:display-name="Footnote Symbol"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fo:font-size="9pt" style:font-size-asian="9pt" style:font-size-complex="9pt"/>
    </style:style>
    <style:style style:name="Internet_20_link" style:display-name="Internet link" style:family="text">
      <style:text-properties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0% 100%" fo:background-color="transparent"/>
    </style:style>
    <style:style style:name="Emphasis" style:family="text">
      <style:text-properties fo:font-style="italic" style:font-style-asian="italic" style:font-style-complex="italic"/>
    </style:style>
    <style:style style:name="Source_20_Text" style:display-name="Source Text" style:family="text"/>
    <style:style style:name="Example" style:family="text">
      <style:text-properties style:font-name="Courier New" fo:font-size="9pt" style:font-name-asian="DejaVu LGC Sans Mono" style:font-name-complex="Courier New"/>
    </style:style>
    <style:style style:name="User_20_Entry" style:display-name="User Entry" style:family="text">
      <style:text-properties style:font-name="Courier New" style:font-name-asian="Courier New" style:font-name-complex="Courier New"/>
    </style:style>
    <style:style style:name="Definition" style:family="text"/>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tblname" style:family="text">
      <style:text-properties fo:font-style="italic" style:text-underline-style="solid" style:text-underline-width="auto" style:text-underline-color="font-color"/>
    </style:style>
    <style:style style:name="colname" style:family="text">
      <style:text-properties fo:font-style="italic" style:text-underline-style="none" fo:background-color="transparent" style:text-combine="none" style:text-combine-start-char="" style:text-combine-end-cha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style:num-suffix="." style:num-format="1">
        <style:list-level-properties text:space-before="0.0008in" text:min-label-distance="0.2in"/>
      </text:list-level-style-number>
      <text:list-level-style-number text:level="2" style:num-suffix="." style:num-format="1" text:display-levels="2">
        <style:list-level-properties text:space-before="0.198in" text:min-label-distance="0.2in"/>
      </text:list-level-style-number>
      <text:list-level-style-number text:level="3" style:num-suffix="." style:num-format="1" text:display-levels="3">
        <style:list-level-properties text:space-before="0.3937in" text:min-label-distance="0.2in"/>
      </text:list-level-style-number>
      <text:list-level-style-number text:level="4" style:num-suffix="." style:num-format="1" text:display-levels="4">
        <style:list-level-properties text:space-before="0.5909in" text:min-label-distance="0.2in"/>
      </text:list-level-style-number>
      <text:list-level-style-number text:level="5" style:num-suffix="." style:num-format="1" text:display-levels="5">
        <style:list-level-properties text:space-before="0.7874in" text:min-label-distance="0.2in"/>
      </text:list-level-style-number>
      <text:list-level-style-number text:level="6" style:num-suffix="." style:num-format="1" text:display-levels="6">
        <style:list-level-properties text:space-before="0.9846in" text:min-label-distance="0.2in"/>
      </text:list-level-style-number>
      <text:list-level-style-number text:level="7" style:num-suffix="." style:num-format="1" text:display-levels="7">
        <style:list-level-properties text:space-before="1.1811in" text:min-label-distance="0.2in"/>
      </text:list-level-style-number>
      <text:list-level-style-number text:level="8" style:num-suffix="." style:num-format="1" text:display-levels="8">
        <style:list-level-properties text:space-before="1.3783in" text:min-label-distance="0.2in"/>
      </text:list-level-style-number>
      <text:list-level-style-number text:level="9" style:num-suffix="." style:num-format="1" text:display-levels="9">
        <style:list-level-properties text:space-before="1.5752in" text:min-label-distance="0.2in"/>
      </text:list-level-style-number>
      <text:list-level-style-number text:level="10" style:num-suffix="." style:num-format="1" text:display-levels="10">
        <style:list-level-properties text:space-before="1.772in" text:min-label-distance="0.2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Ordered_20_List" style:display-name="Ordered List">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text:bullet-char="•">
        <style:list-level-properties text:min-label-width="0.1965in"/>
        <style:text-properties fo:font-family="StarSymbol" style:font-charset="x-symbol"/>
      </text:list-level-style-bullet>
      <text:list-level-style-bullet text:level="2" text:style-name="Bullet_20_Symbols" text:bullet-char="•">
        <style:list-level-properties text:space-before="0.1972in" text:min-label-width="0.1965in"/>
        <style:text-properties fo:font-family="StarSymbol" style:font-charset="x-symbol"/>
      </text:list-level-style-bullet>
      <text:list-level-style-bullet text:level="3" text:style-name="Bullet_20_Symbols" style:num-suffix="." text:bullet-char="•">
        <style:list-level-properties text:space-before="0.3937in" text:min-label-width="0.1965in"/>
        <style:text-properties fo:font-family="StarSymbol" style:font-charset="x-symbol"/>
      </text:list-level-style-bullet>
      <text:list-level-style-bullet text:level="4" text:style-name="Bullet_20_Symbols" style:num-suffix="." text:bullet-char="•">
        <style:list-level-properties text:space-before="0.5909in" text:min-label-width="0.1965in"/>
        <style:text-properties fo:font-family="StarSymbol" style:font-charset="x-symbol"/>
      </text:list-level-style-bullet>
      <text:list-level-style-bullet text:level="5" text:style-name="Bullet_20_Symbols" style:num-suffix="." text:bullet-char="•">
        <style:list-level-properties text:space-before="0.7874in" text:min-label-width="0.1965in"/>
        <style:text-properties fo:font-family="StarSymbol" style:font-charset="x-symbol"/>
      </text:list-level-style-bullet>
      <text:list-level-style-bullet text:level="6" text:style-name="Bullet_20_Symbols" style:num-suffix="." text:bullet-char="•">
        <style:list-level-properties text:space-before="0.9846in" text:min-label-width="0.1965in"/>
        <style:text-properties fo:font-family="StarSymbol" style:font-charset="x-symbol"/>
      </text:list-level-style-bullet>
      <text:list-level-style-bullet text:level="7" text:style-name="Bullet_20_Symbols" style:num-suffix="." text:bullet-char="•">
        <style:list-level-properties text:space-before="1.1815in" text:min-label-width="0.1965in"/>
        <style:text-properties fo:font-family="StarSymbol" style:font-charset="x-symbol"/>
      </text:list-level-style-bullet>
      <text:list-level-style-bullet text:level="8" text:style-name="Bullet_20_Symbols" style:num-suffix="." text:bullet-char="•">
        <style:list-level-properties text:space-before="1.3787in" text:min-label-width="0.1965in"/>
        <style:text-properties fo:font-family="StarSymbol" style:font-charset="x-symbol"/>
      </text:list-level-style-bullet>
      <text:list-level-style-bullet text:level="9" text:style-name="Bullet_20_Symbols" style:num-suffix="." text:bullet-char="•">
        <style:list-level-properties text:space-before="1.5752in" text:min-label-width="0.1965in"/>
        <style:text-properties fo:font-family="StarSymbol" style:font-charset="x-symbol"/>
      </text:list-level-style-bullet>
      <text:list-level-style-bullet text:level="10" text:style-name="Bullet_20_Symbols" style:num-suffix="." text:bullet-char="•">
        <style:list-level-properties text:space-before="1.7724in" text:min-label-width="0.1965in"/>
        <style:text-properties fo:font-family="StarSymbol" style:font-charset="x-symbol"/>
      </text:list-level-style-bullet>
    </text:list-style>
    <text:list-style style:name="Var_20_List" style:display-name="Var List">
      <text:list-level-style-bullet text:level="1" text:style-name="Bullet_20_Symbols" text:bullet-char="•">
        <style:list-level-properties text:min-label-width="0.1965in"/>
        <style:text-properties fo:font-family="StarSymbol" style:font-charset="x-symbol"/>
      </text:list-level-style-bullet>
      <text:list-level-style-bullet text:level="2" text:style-name="Bullet_20_Symbols" style:num-suffix="." text:bullet-char="•">
        <style:list-level-properties text:space-before="0.1972in" text:min-label-width="0.1965in"/>
        <style:text-properties fo:font-family="StarSymbol" style:font-charset="x-symbol"/>
      </text:list-level-style-bullet>
      <text:list-level-style-bullet text:level="3" text:style-name="Bullet_20_Symbols" style:num-suffix="." text:bullet-char="•">
        <style:list-level-properties text:space-before="0.3937in" text:min-label-width="0.1965in"/>
        <style:text-properties fo:font-family="StarSymbol" style:font-charset="x-symbol"/>
      </text:list-level-style-bullet>
      <text:list-level-style-bullet text:level="4" text:style-name="Bullet_20_Symbols" style:num-suffix="." text:bullet-char="•">
        <style:list-level-properties text:space-before="0.5909in" text:min-label-width="0.1965in"/>
        <style:text-properties fo:font-family="StarSymbol" style:font-charset="x-symbol"/>
      </text:list-level-style-bullet>
      <text:list-level-style-bullet text:level="5" text:style-name="Bullet_20_Symbols" style:num-suffix="." text:bullet-char="•">
        <style:list-level-properties text:space-before="0.7874in" text:min-label-width="0.1965in"/>
        <style:text-properties fo:font-family="StarSymbol" style:font-charset="x-symbol"/>
      </text:list-level-style-bullet>
      <text:list-level-style-bullet text:level="6" text:style-name="Bullet_20_Symbols" style:num-suffix="." text:bullet-char="•">
        <style:list-level-properties text:space-before="0.9846in" text:min-label-width="0.1965in"/>
        <style:text-properties fo:font-family="StarSymbol" style:font-charset="x-symbol"/>
      </text:list-level-style-bullet>
      <text:list-level-style-bullet text:level="7" text:style-name="Bullet_20_Symbols" style:num-suffix="." text:bullet-char="•">
        <style:list-level-properties text:space-before="1.1815in" text:min-label-width="0.1965in"/>
        <style:text-properties fo:font-family="StarSymbol" style:font-charset="x-symbol"/>
      </text:list-level-style-bullet>
      <text:list-level-style-bullet text:level="8" text:style-name="Bullet_20_Symbols" style:num-suffix="." text:bullet-char="•">
        <style:list-level-properties text:space-before="1.3787in" text:min-label-width="0.1965in"/>
        <style:text-properties fo:font-family="StarSymbol" style:font-charset="x-symbol"/>
      </text:list-level-style-bullet>
      <text:list-level-style-bullet text:level="9" text:style-name="Bullet_20_Symbols" style:num-suffix="." text:bullet-char="•">
        <style:list-level-properties text:space-before="1.5752in" text:min-label-width="0.1965in"/>
        <style:text-properties fo:font-family="StarSymbol" style:font-charset="x-symbol"/>
      </text:list-level-style-bullet>
      <text:list-level-style-bullet text:level="10" text:style-name="Bullet_20_Symbols" style:num-suffix="." text:bullet-char="•">
        <style:list-level-properties text:space-before="1.7724in" text:min-label-width="0.1965in"/>
        <style:text-properties fo:font-family="StarSymbol" style:font-charset="x-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2-07-15T12:38:53</meta:creation-date>
    <dc:creator>Stuart McGraw</dc:creator>
    <dc:date>2007-03-13T13:49:36</dc:date>
    <dc:language>en-US</dc:language>
    <meta:editing-cycles>55</meta:editing-cycles>
    <meta:editing-duration>P3DT3H14M45S</meta:editing-duration>
    <meta:user-defined meta:name="Info 1"/>
    <meta:user-defined meta:name="Info 2"/>
    <meta:user-defined meta:name="Info 3"/>
    <meta:user-defined meta:name="Info 4"/>
    <meta:document-statistic meta:table-count="1" meta:image-count="0" meta:object-count="0" meta:page-count="20" meta:paragraph-count="209" meta:word-count="6645" meta:character-count="42225"/>
  </office:meta>
</office:document-meta>
</file>